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2cm" svg:stroke-color="#ed1c24" draw:stroke-linejoin="miter" svg:stroke-linecap="butt" draw:fill="none" draw:fill-color="#729fcf" fo:padding-top="0.001cm" fo:padding-bottom="0.001cm" fo:padding-left="0.001cm" fo:padding-right="0.001cm"/>
    </style:style>
    <style:style style:name="gr2" style:family="graphic" style:parent-style-name="standard">
      <style:graphic-properties draw:stroke="none" svg:stroke-color="#ed1c24" draw:fill="none" draw:fill-color="#729fcf" draw:textarea-horizontal-align="left" draw:auto-grow-height="true" draw:auto-grow-width="true" fo:min-height="2.857cm" fo:min-width="3.473cm"/>
    </style:style>
    <style:style style:name="gr3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.6cm" fo:min-width="3cm"/>
    </style:style>
    <style:style style:name="gr4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.6cm" fo:min-width="3.6cm"/>
    </style:style>
    <style:style style:name="gr5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0.566cm" fo:min-width="0.566cm"/>
    </style:style>
    <style:style style:name="gr6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.6cm" fo:min-width="1.1cm"/>
    </style:style>
    <style:style style:name="gr7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.8cm" fo:min-width="1.6cm"/>
    </style:style>
    <style:style style:name="gr8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.2cm" fo:min-width="0.8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0.452cm" fo:min-width="5.952cm"/>
    </style:style>
    <style:style style:name="gr10" style:family="graphic" style:parent-style-name="standard">
      <style:graphic-properties svg:stroke-color="#ed1c24" draw:fill="none" draw:textarea-horizontal-align="justify" draw:textarea-vertical-align="middle" draw:auto-grow-height="false" fo:min-height="0.452cm" fo:min-width="11.152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452cm" fo:min-width="11.852cm"/>
    </style:style>
    <style:style style:name="P1" style:family="paragraph">
      <loext:graphic-properties draw:fill="none" draw:fill-color="#729fcf"/>
    </style:style>
    <style:style style:name="P2" style:family="paragraph">
      <loext:graphic-properties draw:fill="none" draw:fill-color="#729fcf"/>
      <style:text-properties fo:font-size="6pt" style:font-size-asian="6pt" style:font-size-complex="6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5.3cm" svg:y1="27cm" svg:x2="5.3cm" svg:y2="26.7cm">
            <text:p/>
          </draw:line>
          <draw:line draw:style-name="gr1" draw:text-style-name="P1" draw:layer="layout" svg:x1="5.3cm" svg:y1="27cm" svg:x2="5.6cm" svg:y2="27cm">
            <text:p/>
          </draw:line>
          <draw:line draw:style-name="gr1" draw:text-style-name="P1" draw:layer="layout" svg:x1="5.3cm" svg:y1="26.7cm" svg:x2="5.3cm" svg:y2="26.694cm">
            <text:p/>
          </draw:line>
          <draw:line draw:style-name="gr1" draw:text-style-name="P1" draw:layer="layout" svg:x1="5.6cm" svg:y1="26.694cm" svg:x2="5.3cm" svg:y2="26.694cm">
            <text:p/>
          </draw:line>
          <draw:line draw:style-name="gr1" draw:text-style-name="P1" draw:layer="layout" svg:x1="5.3cm" svg:y1="25.523cm" svg:x2="5.3cm" svg:y2="26.114cm">
            <text:p/>
          </draw:line>
          <draw:line draw:style-name="gr1" draw:text-style-name="P1" draw:layer="layout" svg:x1="5.3cm" svg:y1="26.114cm" svg:x2="5.6cm" svg:y2="26.114cm">
            <text:p/>
          </draw:line>
          <draw:line draw:style-name="gr1" draw:text-style-name="P1" draw:layer="layout" svg:x1="5.6cm" svg:y1="25.523cm" svg:x2="5.3cm" svg:y2="25.523cm">
            <text:p/>
          </draw:line>
          <draw:line draw:style-name="gr1" draw:text-style-name="P1" draw:layer="layout" svg:x1="5.3cm" svg:y1="24.351cm" svg:x2="5.3cm" svg:y2="24.943cm">
            <text:p/>
          </draw:line>
          <draw:line draw:style-name="gr1" draw:text-style-name="P1" draw:layer="layout" svg:x1="5.3cm" svg:y1="24.943cm" svg:x2="5.6cm" svg:y2="24.943cm">
            <text:p/>
          </draw:line>
          <draw:line draw:style-name="gr1" draw:text-style-name="P1" draw:layer="layout" svg:x1="5.6cm" svg:y1="24.351cm" svg:x2="5.3cm" svg:y2="24.351cm">
            <text:p/>
          </draw:line>
          <draw:line draw:style-name="gr1" draw:text-style-name="P1" draw:layer="layout" svg:x1="5.3cm" svg:y1="23.18cm" svg:x2="5.3cm" svg:y2="23.772cm">
            <text:p/>
          </draw:line>
          <draw:line draw:style-name="gr1" draw:text-style-name="P1" draw:layer="layout" svg:x1="5.3cm" svg:y1="23.772cm" svg:x2="5.6cm" svg:y2="23.772cm">
            <text:p/>
          </draw:line>
          <draw:line draw:style-name="gr1" draw:text-style-name="P1" draw:layer="layout" svg:x1="5.6cm" svg:y1="23.18cm" svg:x2="5.3cm" svg:y2="23.18cm">
            <text:p/>
          </draw:line>
          <draw:line draw:style-name="gr1" draw:text-style-name="P1" draw:layer="layout" svg:x1="5.3cm" svg:y1="22.6cm" svg:x2="5.3cm" svg:y2="22.594cm">
            <text:p/>
          </draw:line>
          <draw:line draw:style-name="gr1" draw:text-style-name="P1" draw:layer="layout" svg:x1="5.6cm" svg:y1="22.6cm" svg:x2="5.3cm" svg:y2="22.6cm">
            <text:p/>
          </draw:line>
          <draw:line draw:style-name="gr1" draw:text-style-name="P1" draw:layer="layout" svg:x1="5.3cm" svg:y1="22.594cm" svg:x2="5.3cm" svg:y2="22.294cm">
            <text:p/>
          </draw:line>
          <draw:line draw:style-name="gr1" draw:text-style-name="P1" draw:layer="layout" svg:x1="5.3cm" svg:y1="22.294cm" svg:x2="5.6cm" svg:y2="22.294cm">
            <text:p/>
          </draw:line>
          <draw:line draw:style-name="gr1" draw:text-style-name="P1" draw:layer="layout" svg:x1="5.6cm" svg:y1="27cm" svg:x2="6.374cm" svg:y2="27cm">
            <text:p/>
          </draw:line>
          <draw:line draw:style-name="gr1" draw:text-style-name="P1" draw:layer="layout" svg:x1="5.6cm" svg:y1="26.114cm" svg:x2="5.6cm" svg:y2="26.694cm">
            <text:p/>
          </draw:line>
          <draw:line draw:style-name="gr1" draw:text-style-name="P1" draw:layer="layout" svg:x1="5.6cm" svg:y1="24.943cm" svg:x2="5.6cm" svg:y2="25.523cm">
            <text:p/>
          </draw:line>
          <draw:line draw:style-name="gr1" draw:text-style-name="P1" draw:layer="layout" svg:x1="5.6cm" svg:y1="23.772cm" svg:x2="5.6cm" svg:y2="24.351cm">
            <text:p/>
          </draw:line>
          <draw:line draw:style-name="gr1" draw:text-style-name="P1" draw:layer="layout" svg:x1="5.6cm" svg:y1="22.6cm" svg:x2="5.6cm" svg:y2="23.18cm">
            <text:p/>
          </draw:line>
          <draw:line draw:style-name="gr1" draw:text-style-name="P1" draw:layer="layout" svg:x1="6.374cm" svg:y1="22.294cm" svg:x2="5.6cm" svg:y2="22.294cm">
            <text:p/>
          </draw:line>
          <draw:line draw:style-name="gr1" draw:text-style-name="P1" draw:layer="layout" svg:x1="6.374cm" svg:y1="27cm" svg:x2="6.374cm" svg:y2="26.7cm">
            <text:p/>
          </draw:line>
          <draw:line draw:style-name="gr1" draw:text-style-name="P1" draw:layer="layout" svg:x1="6.374cm" svg:y1="26.7cm" svg:x2="7.137cm" svg:y2="26.7cm">
            <text:p/>
          </draw:line>
          <draw:line draw:style-name="gr1" draw:text-style-name="P1" draw:layer="layout" svg:x1="6.374cm" svg:y1="22.594cm" svg:x2="6.374cm" svg:y2="22.294cm">
            <text:p/>
          </draw:line>
          <draw:line draw:style-name="gr1" draw:text-style-name="P1" draw:layer="layout" svg:x1="7.137cm" svg:y1="22.594cm" svg:x2="6.374cm" svg:y2="22.594cm">
            <text:p/>
          </draw:line>
          <draw:line draw:style-name="gr1" draw:text-style-name="P1" draw:layer="layout" svg:x1="7.137cm" svg:y1="26.7cm" svg:x2="7.137cm" svg:y2="27cm">
            <text:p/>
          </draw:line>
          <draw:line draw:style-name="gr1" draw:text-style-name="P1" draw:layer="layout" svg:x1="7.137cm" svg:y1="27cm" svg:x2="7.911cm" svg:y2="27cm">
            <text:p/>
          </draw:line>
          <draw:line draw:style-name="gr1" draw:text-style-name="P1" draw:layer="layout" svg:x1="7.137cm" svg:y1="22.294cm" svg:x2="7.137cm" svg:y2="22.594cm">
            <text:p/>
          </draw:line>
          <draw:line draw:style-name="gr1" draw:text-style-name="P1" draw:layer="layout" svg:x1="7.911cm" svg:y1="22.294cm" svg:x2="7.137cm" svg:y2="22.294cm">
            <text:p/>
          </draw:line>
          <draw:line draw:style-name="gr1" draw:text-style-name="P1" draw:layer="layout" svg:x1="7.911cm" svg:y1="27cm" svg:x2="7.911cm" svg:y2="26.7cm">
            <text:p/>
          </draw:line>
          <draw:line draw:style-name="gr1" draw:text-style-name="P1" draw:layer="layout" svg:x1="7.911cm" svg:y1="26.7cm" svg:x2="8.674cm" svg:y2="26.7cm">
            <text:p/>
          </draw:line>
          <draw:line draw:style-name="gr1" draw:text-style-name="P1" draw:layer="layout" svg:x1="7.911cm" svg:y1="22.594cm" svg:x2="7.911cm" svg:y2="22.294cm">
            <text:p/>
          </draw:line>
          <draw:line draw:style-name="gr1" draw:text-style-name="P1" draw:layer="layout" svg:x1="8.674cm" svg:y1="22.594cm" svg:x2="7.911cm" svg:y2="22.594cm">
            <text:p/>
          </draw:line>
          <draw:line draw:style-name="gr1" draw:text-style-name="P1" draw:layer="layout" svg:x1="8.674cm" svg:y1="26.7cm" svg:x2="8.674cm" svg:y2="27cm">
            <text:p/>
          </draw:line>
          <draw:line draw:style-name="gr1" draw:text-style-name="P1" draw:layer="layout" svg:x1="8.674cm" svg:y1="27cm" svg:x2="9.448cm" svg:y2="27cm">
            <text:p/>
          </draw:line>
          <draw:line draw:style-name="gr1" draw:text-style-name="P1" draw:layer="layout" svg:x1="8.674cm" svg:y1="22.294cm" svg:x2="8.674cm" svg:y2="22.594cm">
            <text:p/>
          </draw:line>
          <draw:line draw:style-name="gr1" draw:text-style-name="P1" draw:layer="layout" svg:x1="9.448cm" svg:y1="22.294cm" svg:x2="8.674cm" svg:y2="22.294cm">
            <text:p/>
          </draw:line>
          <draw:line draw:style-name="gr1" draw:text-style-name="P1" draw:layer="layout" svg:x1="9.448cm" svg:y1="27cm" svg:x2="9.448cm" svg:y2="26.7cm">
            <text:p/>
          </draw:line>
          <draw:line draw:style-name="gr1" draw:text-style-name="P1" draw:layer="layout" svg:x1="9.448cm" svg:y1="26.7cm" svg:x2="10.21cm" svg:y2="26.7cm">
            <text:p/>
          </draw:line>
          <draw:line draw:style-name="gr1" draw:text-style-name="P1" draw:layer="layout" svg:x1="9.448cm" svg:y1="22.594cm" svg:x2="9.448cm" svg:y2="22.294cm">
            <text:p/>
          </draw:line>
          <draw:line draw:style-name="gr1" draw:text-style-name="P1" draw:layer="layout" svg:x1="10.21cm" svg:y1="22.594cm" svg:x2="9.448cm" svg:y2="22.594cm">
            <text:p/>
          </draw:line>
          <draw:line draw:style-name="gr1" draw:text-style-name="P1" draw:layer="layout" svg:x1="10.21cm" svg:y1="26.7cm" svg:x2="10.21cm" svg:y2="27cm">
            <text:p/>
          </draw:line>
          <draw:line draw:style-name="gr1" draw:text-style-name="P1" draw:layer="layout" svg:x1="10.21cm" svg:y1="27cm" svg:x2="10.985cm" svg:y2="27cm">
            <text:p/>
          </draw:line>
          <draw:line draw:style-name="gr1" draw:text-style-name="P1" draw:layer="layout" svg:x1="10.21cm" svg:y1="22.294cm" svg:x2="10.21cm" svg:y2="22.594cm">
            <text:p/>
          </draw:line>
          <draw:line draw:style-name="gr1" draw:text-style-name="P1" draw:layer="layout" svg:x1="10.985cm" svg:y1="22.294cm" svg:x2="10.21cm" svg:y2="22.294cm">
            <text:p/>
          </draw:line>
          <draw:line draw:style-name="gr1" draw:text-style-name="P1" draw:layer="layout" svg:x1="10.985cm" svg:y1="27cm" svg:x2="10.985cm" svg:y2="26.7cm">
            <text:p/>
          </draw:line>
          <draw:line draw:style-name="gr1" draw:text-style-name="P1" draw:layer="layout" svg:x1="10.985cm" svg:y1="26.7cm" svg:x2="11.747cm" svg:y2="26.7cm">
            <text:p/>
          </draw:line>
          <draw:line draw:style-name="gr1" draw:text-style-name="P1" draw:layer="layout" svg:x1="10.985cm" svg:y1="22.594cm" svg:x2="10.985cm" svg:y2="22.294cm">
            <text:p/>
          </draw:line>
          <draw:line draw:style-name="gr1" draw:text-style-name="P1" draw:layer="layout" svg:x1="11.747cm" svg:y1="22.594cm" svg:x2="10.985cm" svg:y2="22.594cm">
            <text:p/>
          </draw:line>
          <draw:line draw:style-name="gr1" draw:text-style-name="P1" draw:layer="layout" svg:x1="11.747cm" svg:y1="26.7cm" svg:x2="11.747cm" svg:y2="27cm">
            <text:p/>
          </draw:line>
          <draw:line draw:style-name="gr1" draw:text-style-name="P1" draw:layer="layout" svg:x1="11.747cm" svg:y1="27cm" svg:x2="12.522cm" svg:y2="27cm">
            <text:p/>
          </draw:line>
          <draw:line draw:style-name="gr1" draw:text-style-name="P1" draw:layer="layout" svg:x1="11.747cm" svg:y1="22.294cm" svg:x2="11.747cm" svg:y2="22.594cm">
            <text:p/>
          </draw:line>
          <draw:line draw:style-name="gr1" draw:text-style-name="P1" draw:layer="layout" svg:x1="12.522cm" svg:y1="22.294cm" svg:x2="11.747cm" svg:y2="22.294cm">
            <text:p/>
          </draw:line>
          <draw:line draw:style-name="gr1" draw:text-style-name="P1" draw:layer="layout" svg:x1="12.522cm" svg:y1="27cm" svg:x2="12.522cm" svg:y2="26.7cm">
            <text:p/>
          </draw:line>
          <draw:line draw:style-name="gr1" draw:text-style-name="P1" draw:layer="layout" svg:x1="12.522cm" svg:y1="26.7cm" svg:x2="13.284cm" svg:y2="26.7cm">
            <text:p/>
          </draw:line>
          <draw:line draw:style-name="gr1" draw:text-style-name="P1" draw:layer="layout" svg:x1="12.522cm" svg:y1="22.594cm" svg:x2="12.522cm" svg:y2="22.294cm">
            <text:p/>
          </draw:line>
          <draw:line draw:style-name="gr1" draw:text-style-name="P1" draw:layer="layout" svg:x1="13.284cm" svg:y1="22.594cm" svg:x2="12.522cm" svg:y2="22.594cm">
            <text:p/>
          </draw:line>
          <draw:line draw:style-name="gr1" draw:text-style-name="P1" draw:layer="layout" svg:x1="13.284cm" svg:y1="26.7cm" svg:x2="13.284cm" svg:y2="27cm">
            <text:p/>
          </draw:line>
          <draw:line draw:style-name="gr1" draw:text-style-name="P1" draw:layer="layout" svg:x1="13.284cm" svg:y1="27cm" svg:x2="14.059cm" svg:y2="27cm">
            <text:p/>
          </draw:line>
          <draw:line draw:style-name="gr1" draw:text-style-name="P1" draw:layer="layout" svg:x1="13.284cm" svg:y1="22.294cm" svg:x2="13.284cm" svg:y2="22.594cm">
            <text:p/>
          </draw:line>
          <draw:line draw:style-name="gr1" draw:text-style-name="P1" draw:layer="layout" svg:x1="14.059cm" svg:y1="22.294cm" svg:x2="13.284cm" svg:y2="22.294cm">
            <text:p/>
          </draw:line>
          <draw:line draw:style-name="gr1" draw:text-style-name="P1" draw:layer="layout" svg:x1="14.059cm" svg:y1="27cm" svg:x2="14.059cm" svg:y2="26.7cm">
            <text:p/>
          </draw:line>
          <draw:line draw:style-name="gr1" draw:text-style-name="P1" draw:layer="layout" svg:x1="14.059cm" svg:y1="26.7cm" svg:x2="14.821cm" svg:y2="26.7cm">
            <text:p/>
          </draw:line>
          <draw:line draw:style-name="gr1" draw:text-style-name="P1" draw:layer="layout" svg:x1="14.059cm" svg:y1="22.594cm" svg:x2="14.059cm" svg:y2="22.294cm">
            <text:p/>
          </draw:line>
          <draw:line draw:style-name="gr1" draw:text-style-name="P1" draw:layer="layout" svg:x1="14.821cm" svg:y1="22.594cm" svg:x2="14.059cm" svg:y2="22.594cm">
            <text:p/>
          </draw:line>
          <draw:line draw:style-name="gr1" draw:text-style-name="P1" draw:layer="layout" svg:x1="14.821cm" svg:y1="26.7cm" svg:x2="14.821cm" svg:y2="27cm">
            <text:p/>
          </draw:line>
          <draw:line draw:style-name="gr1" draw:text-style-name="P1" draw:layer="layout" svg:x1="14.821cm" svg:y1="27cm" svg:x2="15.596cm" svg:y2="27cm">
            <text:p/>
          </draw:line>
          <draw:line draw:style-name="gr1" draw:text-style-name="P1" draw:layer="layout" svg:x1="14.821cm" svg:y1="22.294cm" svg:x2="14.821cm" svg:y2="22.594cm">
            <text:p/>
          </draw:line>
          <draw:line draw:style-name="gr1" draw:text-style-name="P1" draw:layer="layout" svg:x1="15.596cm" svg:y1="22.294cm" svg:x2="14.821cm" svg:y2="22.294cm">
            <text:p/>
          </draw:line>
          <draw:line draw:style-name="gr1" draw:text-style-name="P1" draw:layer="layout" svg:x1="15.596cm" svg:y1="27cm" svg:x2="15.596cm" svg:y2="26.7cm">
            <text:p/>
          </draw:line>
          <draw:line draw:style-name="gr1" draw:text-style-name="P1" draw:layer="layout" svg:x1="15.596cm" svg:y1="26.7cm" svg:x2="16.358cm" svg:y2="26.7cm">
            <text:p/>
          </draw:line>
          <draw:line draw:style-name="gr1" draw:text-style-name="P1" draw:layer="layout" svg:x1="15.596cm" svg:y1="22.594cm" svg:x2="15.596cm" svg:y2="22.294cm">
            <text:p/>
          </draw:line>
          <draw:line draw:style-name="gr1" draw:text-style-name="P1" draw:layer="layout" svg:x1="16.358cm" svg:y1="22.594cm" svg:x2="15.596cm" svg:y2="22.594cm">
            <text:p/>
          </draw:line>
          <draw:line draw:style-name="gr1" draw:text-style-name="P1" draw:layer="layout" svg:x1="16.358cm" svg:y1="26.7cm" svg:x2="16.358cm" svg:y2="27cm">
            <text:p/>
          </draw:line>
          <draw:line draw:style-name="gr1" draw:text-style-name="P1" draw:layer="layout" svg:x1="16.358cm" svg:y1="27cm" svg:x2="17.132cm" svg:y2="27cm">
            <text:p/>
          </draw:line>
          <draw:line draw:style-name="gr1" draw:text-style-name="P1" draw:layer="layout" svg:x1="16.358cm" svg:y1="22.294cm" svg:x2="16.358cm" svg:y2="22.594cm">
            <text:p/>
          </draw:line>
          <draw:line draw:style-name="gr1" draw:text-style-name="P1" draw:layer="layout" svg:x1="17.132cm" svg:y1="22.294cm" svg:x2="16.358cm" svg:y2="22.294cm">
            <text:p/>
          </draw:line>
          <draw:line draw:style-name="gr1" draw:text-style-name="P1" draw:layer="layout" svg:x1="17.132cm" svg:y1="27cm" svg:x2="17.132cm" svg:y2="26.7cm">
            <text:p/>
          </draw:line>
          <draw:line draw:style-name="gr1" draw:text-style-name="P1" draw:layer="layout" svg:x1="17.132cm" svg:y1="26.7cm" svg:x2="17.895cm" svg:y2="26.7cm">
            <text:p/>
          </draw:line>
          <draw:line draw:style-name="gr1" draw:text-style-name="P1" draw:layer="layout" svg:x1="17.132cm" svg:y1="22.594cm" svg:x2="17.132cm" svg:y2="22.294cm">
            <text:p/>
          </draw:line>
          <draw:line draw:style-name="gr1" draw:text-style-name="P1" draw:layer="layout" svg:x1="17.895cm" svg:y1="22.594cm" svg:x2="17.132cm" svg:y2="22.594cm">
            <text:p/>
          </draw:line>
          <draw:line draw:style-name="gr1" draw:text-style-name="P1" draw:layer="layout" svg:x1="17.895cm" svg:y1="26.7cm" svg:x2="17.895cm" svg:y2="27cm">
            <text:p/>
          </draw:line>
          <draw:line draw:style-name="gr1" draw:text-style-name="P1" draw:layer="layout" svg:x1="17.895cm" svg:y1="27cm" svg:x2="18.669cm" svg:y2="27cm">
            <text:p/>
          </draw:line>
          <draw:line draw:style-name="gr1" draw:text-style-name="P1" draw:layer="layout" svg:x1="17.895cm" svg:y1="22.294cm" svg:x2="17.895cm" svg:y2="22.594cm">
            <text:p/>
          </draw:line>
          <draw:line draw:style-name="gr1" draw:text-style-name="P1" draw:layer="layout" svg:x1="18.669cm" svg:y1="22.294cm" svg:x2="17.895cm" svg:y2="22.294cm">
            <text:p/>
          </draw:line>
          <draw:line draw:style-name="gr1" draw:text-style-name="P1" draw:layer="layout" svg:x1="18.669cm" svg:y1="27cm" svg:x2="18.669cm" svg:y2="26.7cm">
            <text:p/>
          </draw:line>
          <draw:line draw:style-name="gr1" draw:text-style-name="P1" draw:layer="layout" svg:x1="18.669cm" svg:y1="26.7cm" svg:x2="19.432cm" svg:y2="26.7cm">
            <text:p/>
          </draw:line>
          <draw:line draw:style-name="gr1" draw:text-style-name="P1" draw:layer="layout" svg:x1="18.669cm" svg:y1="22.594cm" svg:x2="18.669cm" svg:y2="22.294cm">
            <text:p/>
          </draw:line>
          <draw:line draw:style-name="gr1" draw:text-style-name="P1" draw:layer="layout" svg:x1="19.432cm" svg:y1="22.594cm" svg:x2="18.669cm" svg:y2="22.594cm">
            <text:p/>
          </draw:line>
          <draw:line draw:style-name="gr1" draw:text-style-name="P1" draw:layer="layout" svg:x1="19.432cm" svg:y1="26.7cm" svg:x2="19.432cm" svg:y2="27cm">
            <text:p/>
          </draw:line>
          <draw:line draw:style-name="gr1" draw:text-style-name="P1" draw:layer="layout" svg:x1="19.432cm" svg:y1="27cm" svg:x2="20.206cm" svg:y2="27cm">
            <text:p/>
          </draw:line>
          <draw:line draw:style-name="gr1" draw:text-style-name="P1" draw:layer="layout" svg:x1="19.432cm" svg:y1="22.294cm" svg:x2="19.432cm" svg:y2="22.594cm">
            <text:p/>
          </draw:line>
          <draw:line draw:style-name="gr1" draw:text-style-name="P1" draw:layer="layout" svg:x1="19.432cm" svg:y1="22.294cm" svg:x2="20.206cm" svg:y2="22.294cm">
            <text:p/>
          </draw:line>
          <draw:line draw:style-name="gr1" draw:text-style-name="P1" draw:layer="layout" svg:x1="20.506cm" svg:y1="27cm" svg:x2="20.206cm" svg:y2="27cm">
            <text:p/>
          </draw:line>
          <draw:line draw:style-name="gr1" draw:text-style-name="P1" draw:layer="layout" svg:x1="20.206cm" svg:y1="26.694cm" svg:x2="20.206cm" svg:y2="26.114cm">
            <text:p/>
          </draw:line>
          <draw:line draw:style-name="gr1" draw:text-style-name="P1" draw:layer="layout" svg:x1="20.206cm" svg:y1="26.694cm" svg:x2="20.506cm" svg:y2="26.694cm">
            <text:p/>
          </draw:line>
          <draw:line draw:style-name="gr1" draw:text-style-name="P1" draw:layer="layout" svg:x1="20.206cm" svg:y1="26.114cm" svg:x2="20.506cm" svg:y2="26.114cm">
            <text:p/>
          </draw:line>
          <draw:line draw:style-name="gr1" draw:text-style-name="P1" draw:layer="layout" svg:x1="20.206cm" svg:y1="25.523cm" svg:x2="20.206cm" svg:y2="24.943cm">
            <text:p/>
          </draw:line>
          <draw:line draw:style-name="gr1" draw:text-style-name="P1" draw:layer="layout" svg:x1="20.506cm" svg:y1="25.523cm" svg:x2="20.206cm" svg:y2="25.523cm">
            <text:p/>
          </draw:line>
          <draw:line draw:style-name="gr1" draw:text-style-name="P1" draw:layer="layout" svg:x1="20.206cm" svg:y1="24.943cm" svg:x2="20.506cm" svg:y2="24.943cm">
            <text:p/>
          </draw:line>
          <draw:line draw:style-name="gr1" draw:text-style-name="P1" draw:layer="layout" svg:x1="20.206cm" svg:y1="24.351cm" svg:x2="20.206cm" svg:y2="23.772cm">
            <text:p/>
          </draw:line>
          <draw:line draw:style-name="gr1" draw:text-style-name="P1" draw:layer="layout" svg:x1="20.506cm" svg:y1="24.351cm" svg:x2="20.206cm" svg:y2="24.351cm">
            <text:p/>
          </draw:line>
          <draw:line draw:style-name="gr1" draw:text-style-name="P1" draw:layer="layout" svg:x1="20.206cm" svg:y1="23.772cm" svg:x2="20.506cm" svg:y2="23.772cm">
            <text:p/>
          </draw:line>
          <draw:line draw:style-name="gr1" draw:text-style-name="P1" draw:layer="layout" svg:x1="20.206cm" svg:y1="23.18cm" svg:x2="20.206cm" svg:y2="22.6cm">
            <text:p/>
          </draw:line>
          <draw:line draw:style-name="gr1" draw:text-style-name="P1" draw:layer="layout" svg:x1="20.506cm" svg:y1="23.18cm" svg:x2="20.206cm" svg:y2="23.18cm">
            <text:p/>
          </draw:line>
          <draw:line draw:style-name="gr1" draw:text-style-name="P1" draw:layer="layout" svg:x1="20.206cm" svg:y1="22.6cm" svg:x2="20.506cm" svg:y2="22.6cm">
            <text:p/>
          </draw:line>
          <draw:line draw:style-name="gr1" draw:text-style-name="P1" draw:layer="layout" svg:x1="20.206cm" svg:y1="22.294cm" svg:x2="20.506cm" svg:y2="22.294cm">
            <text:p/>
          </draw:line>
          <draw:line draw:style-name="gr1" draw:text-style-name="P1" draw:layer="layout" svg:x1="20.506cm" svg:y1="27cm" svg:x2="20.506cm" svg:y2="26.7cm">
            <text:p/>
          </draw:line>
          <draw:line draw:style-name="gr1" draw:text-style-name="P1" draw:layer="layout" svg:x1="20.506cm" svg:y1="26.7cm" svg:x2="20.506cm" svg:y2="26.694cm">
            <text:p/>
          </draw:line>
          <draw:line draw:style-name="gr1" draw:text-style-name="P1" draw:layer="layout" svg:x1="20.506cm" svg:y1="26.114cm" svg:x2="20.506cm" svg:y2="25.523cm">
            <text:p/>
          </draw:line>
          <draw:line draw:style-name="gr1" draw:text-style-name="P1" draw:layer="layout" svg:x1="20.506cm" svg:y1="24.943cm" svg:x2="20.506cm" svg:y2="24.351cm">
            <text:p/>
          </draw:line>
          <draw:line draw:style-name="gr1" draw:text-style-name="P1" draw:layer="layout" svg:x1="20.506cm" svg:y1="23.772cm" svg:x2="20.506cm" svg:y2="23.18cm">
            <text:p/>
          </draw:line>
          <draw:line draw:style-name="gr1" draw:text-style-name="P1" draw:layer="layout" svg:x1="20.506cm" svg:y1="22.6cm" svg:x2="20.506cm" svg:y2="22.594cm">
            <text:p/>
          </draw:line>
          <draw:line draw:style-name="gr1" draw:text-style-name="P1" draw:layer="layout" svg:x1="20.506cm" svg:y1="22.594cm" svg:x2="20.506cm" svg:y2="22.294cm">
            <text:p/>
          </draw:line>
        </draw:g>
        <draw:g>
          <draw:line draw:style-name="gr1" draw:text-style-name="P1" draw:layer="layout" svg:x1="5.3cm" svg:y1="20.558cm" svg:x2="5.3cm" svg:y2="21.255cm">
            <text:p/>
          </draw:line>
          <draw:line draw:style-name="gr1" draw:text-style-name="P1" draw:layer="layout" svg:x1="5.3cm" svg:y1="21.255cm" svg:x2="5.6cm" svg:y2="21.255cm">
            <text:p/>
          </draw:line>
          <draw:line draw:style-name="gr1" draw:text-style-name="P1" draw:layer="layout" svg:x1="5.6cm" svg:y1="20.558cm" svg:x2="5.3cm" svg:y2="20.558cm">
            <text:p/>
          </draw:line>
          <draw:line draw:style-name="gr1" draw:text-style-name="P1" draw:layer="layout" svg:x1="5.3cm" svg:y1="19.176cm" svg:x2="5.3cm" svg:y2="19.873cm">
            <text:p/>
          </draw:line>
          <draw:line draw:style-name="gr1" draw:text-style-name="P1" draw:layer="layout" svg:x1="5.3cm" svg:y1="19.873cm" svg:x2="5.6cm" svg:y2="19.873cm">
            <text:p/>
          </draw:line>
          <draw:line draw:style-name="gr1" draw:text-style-name="P1" draw:layer="layout" svg:x1="5.6cm" svg:y1="19.176cm" svg:x2="5.3cm" svg:y2="19.176cm">
            <text:p/>
          </draw:line>
          <draw:line draw:style-name="gr1" draw:text-style-name="P1" draw:layer="layout" svg:x1="5.3cm" svg:y1="17.795cm" svg:x2="5.3cm" svg:y2="18.492cm">
            <text:p/>
          </draw:line>
          <draw:line draw:style-name="gr1" draw:text-style-name="P1" draw:layer="layout" svg:x1="5.3cm" svg:y1="18.492cm" svg:x2="5.6cm" svg:y2="18.492cm">
            <text:p/>
          </draw:line>
          <draw:line draw:style-name="gr1" draw:text-style-name="P1" draw:layer="layout" svg:x1="5.6cm" svg:y1="17.795cm" svg:x2="5.3cm" svg:y2="17.795cm">
            <text:p/>
          </draw:line>
          <draw:line draw:style-name="gr1" draw:text-style-name="P1" draw:layer="layout" svg:x1="5.3cm" svg:y1="16.413cm" svg:x2="5.3cm" svg:y2="17.11cm">
            <text:p/>
          </draw:line>
          <draw:line draw:style-name="gr1" draw:text-style-name="P1" draw:layer="layout" svg:x1="5.3cm" svg:y1="17.11cm" svg:x2="5.6cm" svg:y2="17.11cm">
            <text:p/>
          </draw:line>
          <draw:line draw:style-name="gr1" draw:text-style-name="P1" draw:layer="layout" svg:x1="5.6cm" svg:y1="16.413cm" svg:x2="5.3cm" svg:y2="16.413cm">
            <text:p/>
          </draw:line>
          <draw:line draw:style-name="gr1" draw:text-style-name="P1" draw:layer="layout" svg:x1="5.3cm" svg:y1="15.031cm" svg:x2="5.3cm" svg:y2="15.728cm">
            <text:p/>
          </draw:line>
          <draw:line draw:style-name="gr1" draw:text-style-name="P1" draw:layer="layout" svg:x1="5.3cm" svg:y1="15.728cm" svg:x2="5.6cm" svg:y2="15.728cm">
            <text:p/>
          </draw:line>
          <draw:line draw:style-name="gr1" draw:text-style-name="P1" draw:layer="layout" svg:x1="5.6cm" svg:y1="15.031cm" svg:x2="5.3cm" svg:y2="15.031cm">
            <text:p/>
          </draw:line>
          <draw:line draw:style-name="gr1" draw:text-style-name="P1" draw:layer="layout" svg:x1="5.6cm" svg:y1="21.255cm" svg:x2="5.6cm" svg:y2="21.946cm">
            <text:p/>
          </draw:line>
          <draw:line draw:style-name="gr1" draw:text-style-name="P1" draw:layer="layout" svg:x1="5.6cm" svg:y1="21.946cm" svg:x2="6.368cm" svg:y2="21.946cm">
            <text:p/>
          </draw:line>
          <draw:line draw:style-name="gr1" draw:text-style-name="P1" draw:layer="layout" svg:x1="5.6cm" svg:y1="19.873cm" svg:x2="5.6cm" svg:y2="20.558cm">
            <text:p/>
          </draw:line>
          <draw:line draw:style-name="gr1" draw:text-style-name="P1" draw:layer="layout" svg:x1="5.6cm" svg:y1="18.492cm" svg:x2="5.6cm" svg:y2="19.176cm">
            <text:p/>
          </draw:line>
          <draw:line draw:style-name="gr1" draw:text-style-name="P1" draw:layer="layout" svg:x1="5.6cm" svg:y1="17.11cm" svg:x2="5.6cm" svg:y2="17.795cm">
            <text:p/>
          </draw:line>
          <draw:line draw:style-name="gr1" draw:text-style-name="P1" draw:layer="layout" svg:x1="5.6cm" svg:y1="15.728cm" svg:x2="5.6cm" svg:y2="16.413cm">
            <text:p/>
          </draw:line>
          <draw:line draw:style-name="gr1" draw:text-style-name="P1" draw:layer="layout" svg:x1="5.6cm" svg:y1="14.34cm" svg:x2="5.6cm" svg:y2="15.031cm">
            <text:p/>
          </draw:line>
          <draw:line draw:style-name="gr1" draw:text-style-name="P1" draw:layer="layout" svg:x1="6.368cm" svg:y1="14.34cm" svg:x2="5.6cm" svg:y2="14.34cm">
            <text:p/>
          </draw:line>
          <draw:line draw:style-name="gr1" draw:text-style-name="P1" draw:layer="layout" svg:x1="6.368cm" svg:y1="21.946cm" svg:x2="6.368cm" svg:y2="22.246cm">
            <text:p/>
          </draw:line>
          <draw:line draw:style-name="gr1" draw:text-style-name="P1" draw:layer="layout" svg:x1="6.368cm" svg:y1="22.246cm" svg:x2="7.143cm" svg:y2="22.246cm">
            <text:p/>
          </draw:line>
          <draw:line draw:style-name="gr1" draw:text-style-name="P1" draw:layer="layout" svg:x1="6.368cm" svg:y1="14.04cm" svg:x2="6.368cm" svg:y2="14.34cm">
            <text:p/>
          </draw:line>
          <draw:line draw:style-name="gr1" draw:text-style-name="P1" draw:layer="layout" svg:x1="7.143cm" svg:y1="14.04cm" svg:x2="6.368cm" svg:y2="14.04cm">
            <text:p/>
          </draw:line>
          <draw:line draw:style-name="gr1" draw:text-style-name="P1" draw:layer="layout" svg:x1="7.143cm" svg:y1="22.246cm" svg:x2="7.143cm" svg:y2="21.946cm">
            <text:p/>
          </draw:line>
          <draw:line draw:style-name="gr1" draw:text-style-name="P1" draw:layer="layout" svg:x1="7.143cm" svg:y1="21.946cm" svg:x2="7.905cm" svg:y2="21.946cm">
            <text:p/>
          </draw:line>
          <draw:line draw:style-name="gr1" draw:text-style-name="P1" draw:layer="layout" svg:x1="7.143cm" svg:y1="14.34cm" svg:x2="7.143cm" svg:y2="14.04cm">
            <text:p/>
          </draw:line>
          <draw:line draw:style-name="gr1" draw:text-style-name="P1" draw:layer="layout" svg:x1="7.905cm" svg:y1="14.34cm" svg:x2="7.143cm" svg:y2="14.34cm">
            <text:p/>
          </draw:line>
          <draw:line draw:style-name="gr1" draw:text-style-name="P1" draw:layer="layout" svg:x1="7.905cm" svg:y1="21.946cm" svg:x2="7.905cm" svg:y2="22.246cm">
            <text:p/>
          </draw:line>
          <draw:line draw:style-name="gr1" draw:text-style-name="P1" draw:layer="layout" svg:x1="7.905cm" svg:y1="22.246cm" svg:x2="8.68cm" svg:y2="22.246cm">
            <text:p/>
          </draw:line>
          <draw:line draw:style-name="gr1" draw:text-style-name="P1" draw:layer="layout" svg:x1="7.905cm" svg:y1="14.04cm" svg:x2="7.905cm" svg:y2="14.34cm">
            <text:p/>
          </draw:line>
          <draw:line draw:style-name="gr1" draw:text-style-name="P1" draw:layer="layout" svg:x1="8.68cm" svg:y1="14.04cm" svg:x2="7.905cm" svg:y2="14.04cm">
            <text:p/>
          </draw:line>
          <draw:line draw:style-name="gr1" draw:text-style-name="P1" draw:layer="layout" svg:x1="8.68cm" svg:y1="22.246cm" svg:x2="8.68cm" svg:y2="21.946cm">
            <text:p/>
          </draw:line>
          <draw:line draw:style-name="gr1" draw:text-style-name="P1" draw:layer="layout" svg:x1="8.68cm" svg:y1="21.946cm" svg:x2="9.442cm" svg:y2="21.946cm">
            <text:p/>
          </draw:line>
          <draw:line draw:style-name="gr1" draw:text-style-name="P1" draw:layer="layout" svg:x1="8.68cm" svg:y1="14.34cm" svg:x2="8.68cm" svg:y2="14.04cm">
            <text:p/>
          </draw:line>
          <draw:line draw:style-name="gr1" draw:text-style-name="P1" draw:layer="layout" svg:x1="9.442cm" svg:y1="14.34cm" svg:x2="8.68cm" svg:y2="14.34cm">
            <text:p/>
          </draw:line>
          <draw:line draw:style-name="gr1" draw:text-style-name="P1" draw:layer="layout" svg:x1="9.442cm" svg:y1="21.946cm" svg:x2="9.442cm" svg:y2="22.246cm">
            <text:p/>
          </draw:line>
          <draw:line draw:style-name="gr1" draw:text-style-name="P1" draw:layer="layout" svg:x1="9.442cm" svg:y1="22.246cm" svg:x2="10.217cm" svg:y2="22.246cm">
            <text:p/>
          </draw:line>
          <draw:line draw:style-name="gr1" draw:text-style-name="P1" draw:layer="layout" svg:x1="9.442cm" svg:y1="14.04cm" svg:x2="9.442cm" svg:y2="14.34cm">
            <text:p/>
          </draw:line>
          <draw:line draw:style-name="gr1" draw:text-style-name="P1" draw:layer="layout" svg:x1="10.217cm" svg:y1="14.04cm" svg:x2="9.442cm" svg:y2="14.04cm">
            <text:p/>
          </draw:line>
          <draw:line draw:style-name="gr1" draw:text-style-name="P1" draw:layer="layout" svg:x1="10.217cm" svg:y1="22.246cm" svg:x2="10.217cm" svg:y2="21.946cm">
            <text:p/>
          </draw:line>
          <draw:line draw:style-name="gr1" draw:text-style-name="P1" draw:layer="layout" svg:x1="10.217cm" svg:y1="21.946cm" svg:x2="10.979cm" svg:y2="21.946cm">
            <text:p/>
          </draw:line>
          <draw:line draw:style-name="gr1" draw:text-style-name="P1" draw:layer="layout" svg:x1="10.217cm" svg:y1="14.34cm" svg:x2="10.217cm" svg:y2="14.04cm">
            <text:p/>
          </draw:line>
          <draw:line draw:style-name="gr1" draw:text-style-name="P1" draw:layer="layout" svg:x1="10.979cm" svg:y1="14.34cm" svg:x2="10.217cm" svg:y2="14.34cm">
            <text:p/>
          </draw:line>
          <draw:line draw:style-name="gr1" draw:text-style-name="P1" draw:layer="layout" svg:x1="10.979cm" svg:y1="21.946cm" svg:x2="10.979cm" svg:y2="22.246cm">
            <text:p/>
          </draw:line>
          <draw:line draw:style-name="gr1" draw:text-style-name="P1" draw:layer="layout" svg:x1="10.979cm" svg:y1="22.246cm" svg:x2="11.753cm" svg:y2="22.246cm">
            <text:p/>
          </draw:line>
          <draw:line draw:style-name="gr1" draw:text-style-name="P1" draw:layer="layout" svg:x1="10.979cm" svg:y1="14.04cm" svg:x2="10.979cm" svg:y2="14.34cm">
            <text:p/>
          </draw:line>
          <draw:line draw:style-name="gr1" draw:text-style-name="P1" draw:layer="layout" svg:x1="11.753cm" svg:y1="14.04cm" svg:x2="10.979cm" svg:y2="14.04cm">
            <text:p/>
          </draw:line>
          <draw:line draw:style-name="gr1" draw:text-style-name="P1" draw:layer="layout" svg:x1="11.753cm" svg:y1="22.246cm" svg:x2="11.753cm" svg:y2="21.946cm">
            <text:p/>
          </draw:line>
          <draw:line draw:style-name="gr1" draw:text-style-name="P1" draw:layer="layout" svg:x1="11.753cm" svg:y1="21.946cm" svg:x2="12.516cm" svg:y2="21.946cm">
            <text:p/>
          </draw:line>
          <draw:line draw:style-name="gr1" draw:text-style-name="P1" draw:layer="layout" svg:x1="11.753cm" svg:y1="14.34cm" svg:x2="11.753cm" svg:y2="14.04cm">
            <text:p/>
          </draw:line>
          <draw:line draw:style-name="gr1" draw:text-style-name="P1" draw:layer="layout" svg:x1="12.516cm" svg:y1="14.34cm" svg:x2="11.753cm" svg:y2="14.34cm">
            <text:p/>
          </draw:line>
          <draw:line draw:style-name="gr1" draw:text-style-name="P1" draw:layer="layout" svg:x1="12.516cm" svg:y1="21.946cm" svg:x2="12.516cm" svg:y2="22.246cm">
            <text:p/>
          </draw:line>
          <draw:line draw:style-name="gr1" draw:text-style-name="P1" draw:layer="layout" svg:x1="12.516cm" svg:y1="22.246cm" svg:x2="13.29cm" svg:y2="22.246cm">
            <text:p/>
          </draw:line>
          <draw:line draw:style-name="gr1" draw:text-style-name="P1" draw:layer="layout" svg:x1="12.516cm" svg:y1="14.04cm" svg:x2="12.516cm" svg:y2="14.34cm">
            <text:p/>
          </draw:line>
          <draw:line draw:style-name="gr1" draw:text-style-name="P1" draw:layer="layout" svg:x1="13.29cm" svg:y1="14.04cm" svg:x2="12.516cm" svg:y2="14.04cm">
            <text:p/>
          </draw:line>
          <draw:line draw:style-name="gr1" draw:text-style-name="P1" draw:layer="layout" svg:x1="13.29cm" svg:y1="22.246cm" svg:x2="13.29cm" svg:y2="21.946cm">
            <text:p/>
          </draw:line>
          <draw:line draw:style-name="gr1" draw:text-style-name="P1" draw:layer="layout" svg:x1="13.29cm" svg:y1="21.946cm" svg:x2="14.053cm" svg:y2="21.946cm">
            <text:p/>
          </draw:line>
          <draw:line draw:style-name="gr1" draw:text-style-name="P1" draw:layer="layout" svg:x1="13.29cm" svg:y1="14.34cm" svg:x2="13.29cm" svg:y2="14.04cm">
            <text:p/>
          </draw:line>
          <draw:line draw:style-name="gr1" draw:text-style-name="P1" draw:layer="layout" svg:x1="14.053cm" svg:y1="14.34cm" svg:x2="13.29cm" svg:y2="14.34cm">
            <text:p/>
          </draw:line>
          <draw:line draw:style-name="gr1" draw:text-style-name="P1" draw:layer="layout" svg:x1="14.053cm" svg:y1="21.946cm" svg:x2="14.053cm" svg:y2="22.246cm">
            <text:p/>
          </draw:line>
          <draw:line draw:style-name="gr1" draw:text-style-name="P1" draw:layer="layout" svg:x1="14.053cm" svg:y1="22.246cm" svg:x2="14.827cm" svg:y2="22.246cm">
            <text:p/>
          </draw:line>
          <draw:line draw:style-name="gr1" draw:text-style-name="P1" draw:layer="layout" svg:x1="14.053cm" svg:y1="14.04cm" svg:x2="14.053cm" svg:y2="14.34cm">
            <text:p/>
          </draw:line>
          <draw:line draw:style-name="gr1" draw:text-style-name="P1" draw:layer="layout" svg:x1="14.827cm" svg:y1="14.04cm" svg:x2="14.053cm" svg:y2="14.04cm">
            <text:p/>
          </draw:line>
          <draw:line draw:style-name="gr1" draw:text-style-name="P1" draw:layer="layout" svg:x1="14.827cm" svg:y1="22.246cm" svg:x2="14.827cm" svg:y2="21.946cm">
            <text:p/>
          </draw:line>
          <draw:line draw:style-name="gr1" draw:text-style-name="P1" draw:layer="layout" svg:x1="14.827cm" svg:y1="21.946cm" svg:x2="15.589cm" svg:y2="21.946cm">
            <text:p/>
          </draw:line>
          <draw:line draw:style-name="gr1" draw:text-style-name="P1" draw:layer="layout" svg:x1="14.827cm" svg:y1="14.34cm" svg:x2="14.827cm" svg:y2="14.04cm">
            <text:p/>
          </draw:line>
          <draw:line draw:style-name="gr1" draw:text-style-name="P1" draw:layer="layout" svg:x1="15.589cm" svg:y1="14.34cm" svg:x2="14.827cm" svg:y2="14.34cm">
            <text:p/>
          </draw:line>
          <draw:line draw:style-name="gr1" draw:text-style-name="P1" draw:layer="layout" svg:x1="15.589cm" svg:y1="21.946cm" svg:x2="15.589cm" svg:y2="22.246cm">
            <text:p/>
          </draw:line>
          <draw:line draw:style-name="gr1" draw:text-style-name="P1" draw:layer="layout" svg:x1="15.589cm" svg:y1="22.246cm" svg:x2="16.364cm" svg:y2="22.246cm">
            <text:p/>
          </draw:line>
          <draw:line draw:style-name="gr1" draw:text-style-name="P1" draw:layer="layout" svg:x1="15.589cm" svg:y1="14.04cm" svg:x2="15.589cm" svg:y2="14.34cm">
            <text:p/>
          </draw:line>
          <draw:line draw:style-name="gr1" draw:text-style-name="P1" draw:layer="layout" svg:x1="16.364cm" svg:y1="14.04cm" svg:x2="15.589cm" svg:y2="14.04cm">
            <text:p/>
          </draw:line>
          <draw:line draw:style-name="gr1" draw:text-style-name="P1" draw:layer="layout" svg:x1="16.364cm" svg:y1="22.246cm" svg:x2="16.364cm" svg:y2="21.946cm">
            <text:p/>
          </draw:line>
          <draw:line draw:style-name="gr1" draw:text-style-name="P1" draw:layer="layout" svg:x1="16.364cm" svg:y1="21.946cm" svg:x2="17.126cm" svg:y2="21.946cm">
            <text:p/>
          </draw:line>
          <draw:line draw:style-name="gr1" draw:text-style-name="P1" draw:layer="layout" svg:x1="16.364cm" svg:y1="14.34cm" svg:x2="16.364cm" svg:y2="14.04cm">
            <text:p/>
          </draw:line>
          <draw:line draw:style-name="gr1" draw:text-style-name="P1" draw:layer="layout" svg:x1="17.126cm" svg:y1="14.34cm" svg:x2="16.364cm" svg:y2="14.34cm">
            <text:p/>
          </draw:line>
          <draw:line draw:style-name="gr1" draw:text-style-name="P1" draw:layer="layout" svg:x1="17.126cm" svg:y1="21.946cm" svg:x2="17.126cm" svg:y2="22.246cm">
            <text:p/>
          </draw:line>
          <draw:line draw:style-name="gr1" draw:text-style-name="P1" draw:layer="layout" svg:x1="17.126cm" svg:y1="22.246cm" svg:x2="17.901cm" svg:y2="22.246cm">
            <text:p/>
          </draw:line>
          <draw:line draw:style-name="gr1" draw:text-style-name="P1" draw:layer="layout" svg:x1="17.126cm" svg:y1="14.04cm" svg:x2="17.126cm" svg:y2="14.34cm">
            <text:p/>
          </draw:line>
          <draw:line draw:style-name="gr1" draw:text-style-name="P1" draw:layer="layout" svg:x1="17.901cm" svg:y1="14.04cm" svg:x2="17.126cm" svg:y2="14.04cm">
            <text:p/>
          </draw:line>
          <draw:line draw:style-name="gr1" draw:text-style-name="P1" draw:layer="layout" svg:x1="17.901cm" svg:y1="22.246cm" svg:x2="17.901cm" svg:y2="21.946cm">
            <text:p/>
          </draw:line>
          <draw:line draw:style-name="gr1" draw:text-style-name="P1" draw:layer="layout" svg:x1="17.901cm" svg:y1="21.946cm" svg:x2="18.663cm" svg:y2="21.946cm">
            <text:p/>
          </draw:line>
          <draw:line draw:style-name="gr1" draw:text-style-name="P1" draw:layer="layout" svg:x1="17.901cm" svg:y1="14.34cm" svg:x2="17.901cm" svg:y2="14.04cm">
            <text:p/>
          </draw:line>
          <draw:line draw:style-name="gr1" draw:text-style-name="P1" draw:layer="layout" svg:x1="18.663cm" svg:y1="14.34cm" svg:x2="17.901cm" svg:y2="14.34cm">
            <text:p/>
          </draw:line>
          <draw:line draw:style-name="gr1" draw:text-style-name="P1" draw:layer="layout" svg:x1="18.663cm" svg:y1="21.946cm" svg:x2="18.663cm" svg:y2="22.246cm">
            <text:p/>
          </draw:line>
          <draw:line draw:style-name="gr1" draw:text-style-name="P1" draw:layer="layout" svg:x1="18.663cm" svg:y1="22.246cm" svg:x2="19.438cm" svg:y2="22.246cm">
            <text:p/>
          </draw:line>
          <draw:line draw:style-name="gr1" draw:text-style-name="P1" draw:layer="layout" svg:x1="18.663cm" svg:y1="14.04cm" svg:x2="18.663cm" svg:y2="14.34cm">
            <text:p/>
          </draw:line>
          <draw:line draw:style-name="gr1" draw:text-style-name="P1" draw:layer="layout" svg:x1="19.438cm" svg:y1="14.04cm" svg:x2="18.663cm" svg:y2="14.04cm">
            <text:p/>
          </draw:line>
          <draw:line draw:style-name="gr1" draw:text-style-name="P1" draw:layer="layout" svg:x1="19.438cm" svg:y1="22.246cm" svg:x2="19.438cm" svg:y2="21.946cm">
            <text:p/>
          </draw:line>
          <draw:line draw:style-name="gr1" draw:text-style-name="P1" draw:layer="layout" svg:x1="19.438cm" svg:y1="21.946cm" svg:x2="20.206cm" svg:y2="21.946cm">
            <text:p/>
          </draw:line>
          <draw:line draw:style-name="gr1" draw:text-style-name="P1" draw:layer="layout" svg:x1="19.438cm" svg:y1="14.34cm" svg:x2="19.438cm" svg:y2="14.04cm">
            <text:p/>
          </draw:line>
          <draw:line draw:style-name="gr1" draw:text-style-name="P1" draw:layer="layout" svg:x1="20.206cm" svg:y1="14.34cm" svg:x2="19.438cm" svg:y2="14.34cm">
            <text:p/>
          </draw:line>
          <draw:line draw:style-name="gr1" draw:text-style-name="P1" draw:layer="layout" svg:x1="20.206cm" svg:y1="21.946cm" svg:x2="20.206cm" svg:y2="21.255cm">
            <text:p/>
          </draw:line>
          <draw:line draw:style-name="gr1" draw:text-style-name="P1" draw:layer="layout" svg:x1="20.206cm" svg:y1="21.255cm" svg:x2="20.506cm" svg:y2="21.255cm">
            <text:p/>
          </draw:line>
          <draw:line draw:style-name="gr1" draw:text-style-name="P1" draw:layer="layout" svg:x1="20.206cm" svg:y1="20.558cm" svg:x2="20.206cm" svg:y2="19.873cm">
            <text:p/>
          </draw:line>
          <draw:line draw:style-name="gr1" draw:text-style-name="P1" draw:layer="layout" svg:x1="20.506cm" svg:y1="20.558cm" svg:x2="20.206cm" svg:y2="20.558cm">
            <text:p/>
          </draw:line>
          <draw:line draw:style-name="gr1" draw:text-style-name="P1" draw:layer="layout" svg:x1="20.206cm" svg:y1="19.873cm" svg:x2="20.506cm" svg:y2="19.873cm">
            <text:p/>
          </draw:line>
          <draw:line draw:style-name="gr1" draw:text-style-name="P1" draw:layer="layout" svg:x1="20.206cm" svg:y1="19.176cm" svg:x2="20.206cm" svg:y2="18.492cm">
            <text:p/>
          </draw:line>
          <draw:line draw:style-name="gr1" draw:text-style-name="P1" draw:layer="layout" svg:x1="20.506cm" svg:y1="19.176cm" svg:x2="20.206cm" svg:y2="19.176cm">
            <text:p/>
          </draw:line>
          <draw:line draw:style-name="gr1" draw:text-style-name="P1" draw:layer="layout" svg:x1="20.206cm" svg:y1="18.492cm" svg:x2="20.506cm" svg:y2="18.492cm">
            <text:p/>
          </draw:line>
          <draw:line draw:style-name="gr1" draw:text-style-name="P1" draw:layer="layout" svg:x1="20.206cm" svg:y1="17.795cm" svg:x2="20.206cm" svg:y2="17.11cm">
            <text:p/>
          </draw:line>
          <draw:line draw:style-name="gr1" draw:text-style-name="P1" draw:layer="layout" svg:x1="20.506cm" svg:y1="17.795cm" svg:x2="20.206cm" svg:y2="17.795cm">
            <text:p/>
          </draw:line>
          <draw:line draw:style-name="gr1" draw:text-style-name="P1" draw:layer="layout" svg:x1="20.206cm" svg:y1="17.11cm" svg:x2="20.506cm" svg:y2="17.11cm">
            <text:p/>
          </draw:line>
          <draw:line draw:style-name="gr1" draw:text-style-name="P1" draw:layer="layout" svg:x1="20.206cm" svg:y1="16.413cm" svg:x2="20.206cm" svg:y2="15.728cm">
            <text:p/>
          </draw:line>
          <draw:line draw:style-name="gr1" draw:text-style-name="P1" draw:layer="layout" svg:x1="20.506cm" svg:y1="16.413cm" svg:x2="20.206cm" svg:y2="16.413cm">
            <text:p/>
          </draw:line>
          <draw:line draw:style-name="gr1" draw:text-style-name="P1" draw:layer="layout" svg:x1="20.206cm" svg:y1="15.728cm" svg:x2="20.506cm" svg:y2="15.728cm">
            <text:p/>
          </draw:line>
          <draw:line draw:style-name="gr1" draw:text-style-name="P1" draw:layer="layout" svg:x1="20.206cm" svg:y1="15.031cm" svg:x2="20.206cm" svg:y2="14.34cm">
            <text:p/>
          </draw:line>
          <draw:line draw:style-name="gr1" draw:text-style-name="P1" draw:layer="layout" svg:x1="20.506cm" svg:y1="15.031cm" svg:x2="20.206cm" svg:y2="15.031cm">
            <text:p/>
          </draw:line>
          <draw:line draw:style-name="gr1" draw:text-style-name="P1" draw:layer="layout" svg:x1="20.506cm" svg:y1="21.255cm" svg:x2="20.506cm" svg:y2="20.558cm">
            <text:p/>
          </draw:line>
          <draw:line draw:style-name="gr1" draw:text-style-name="P1" draw:layer="layout" svg:x1="20.506cm" svg:y1="19.873cm" svg:x2="20.506cm" svg:y2="19.176cm">
            <text:p/>
          </draw:line>
          <draw:line draw:style-name="gr1" draw:text-style-name="P1" draw:layer="layout" svg:x1="20.506cm" svg:y1="18.492cm" svg:x2="20.506cm" svg:y2="17.795cm">
            <text:p/>
          </draw:line>
          <draw:line draw:style-name="gr1" draw:text-style-name="P1" draw:layer="layout" svg:x1="20.506cm" svg:y1="17.11cm" svg:x2="20.506cm" svg:y2="16.413cm">
            <text:p/>
          </draw:line>
          <draw:line draw:style-name="gr1" draw:text-style-name="P1" draw:layer="layout" svg:x1="20.506cm" svg:y1="15.728cm" svg:x2="20.506cm" svg:y2="15.031cm">
            <text:p/>
          </draw:line>
        </draw:g>
        <draw:g>
          <draw:line draw:style-name="gr1" draw:text-style-name="P1" draw:layer="layout" svg:x1="5.3cm" svg:y1="13.992cm" svg:x2="5.3cm" svg:y2="13.692cm">
            <text:p/>
          </draw:line>
          <draw:line draw:style-name="gr1" draw:text-style-name="P1" draw:layer="layout" svg:x1="5.3cm" svg:y1="13.992cm" svg:x2="5.6cm" svg:y2="13.992cm">
            <text:p/>
          </draw:line>
          <draw:line draw:style-name="gr1" draw:text-style-name="P1" draw:layer="layout" svg:x1="5.3cm" svg:y1="13.692cm" svg:x2="5.3cm" svg:y2="13.686cm">
            <text:p/>
          </draw:line>
          <draw:line draw:style-name="gr1" draw:text-style-name="P1" draw:layer="layout" svg:x1="5.6cm" svg:y1="13.686cm" svg:x2="5.3cm" svg:y2="13.686cm">
            <text:p/>
          </draw:line>
          <draw:line draw:style-name="gr1" draw:text-style-name="P1" draw:layer="layout" svg:x1="5.3cm" svg:y1="12.515cm" svg:x2="5.3cm" svg:y2="13.106cm">
            <text:p/>
          </draw:line>
          <draw:line draw:style-name="gr1" draw:text-style-name="P1" draw:layer="layout" svg:x1="5.3cm" svg:y1="13.106cm" svg:x2="5.6cm" svg:y2="13.106cm">
            <text:p/>
          </draw:line>
          <draw:line draw:style-name="gr1" draw:text-style-name="P1" draw:layer="layout" svg:x1="5.6cm" svg:y1="12.515cm" svg:x2="5.3cm" svg:y2="12.515cm">
            <text:p/>
          </draw:line>
          <draw:line draw:style-name="gr1" draw:text-style-name="P1" draw:layer="layout" svg:x1="5.3cm" svg:y1="11.343cm" svg:x2="5.3cm" svg:y2="11.935cm">
            <text:p/>
          </draw:line>
          <draw:line draw:style-name="gr1" draw:text-style-name="P1" draw:layer="layout" svg:x1="5.3cm" svg:y1="11.935cm" svg:x2="5.6cm" svg:y2="11.935cm">
            <text:p/>
          </draw:line>
          <draw:line draw:style-name="gr1" draw:text-style-name="P1" draw:layer="layout" svg:x1="5.6cm" svg:y1="11.343cm" svg:x2="5.3cm" svg:y2="11.343cm">
            <text:p/>
          </draw:line>
          <draw:line draw:style-name="gr1" draw:text-style-name="P1" draw:layer="layout" svg:x1="5.3cm" svg:y1="10.172cm" svg:x2="5.3cm" svg:y2="10.764cm">
            <text:p/>
          </draw:line>
          <draw:line draw:style-name="gr1" draw:text-style-name="P1" draw:layer="layout" svg:x1="5.3cm" svg:y1="10.764cm" svg:x2="5.6cm" svg:y2="10.764cm">
            <text:p/>
          </draw:line>
          <draw:line draw:style-name="gr1" draw:text-style-name="P1" draw:layer="layout" svg:x1="5.6cm" svg:y1="10.172cm" svg:x2="5.3cm" svg:y2="10.172cm">
            <text:p/>
          </draw:line>
          <draw:line draw:style-name="gr1" draw:text-style-name="P1" draw:layer="layout" svg:x1="5.3cm" svg:y1="9.592cm" svg:x2="5.3cm" svg:y2="9.586cm">
            <text:p/>
          </draw:line>
          <draw:line draw:style-name="gr1" draw:text-style-name="P1" draw:layer="layout" svg:x1="5.6cm" svg:y1="9.592cm" svg:x2="5.3cm" svg:y2="9.592cm">
            <text:p/>
          </draw:line>
          <draw:line draw:style-name="gr1" draw:text-style-name="P1" draw:layer="layout" svg:x1="5.3cm" svg:y1="9.586cm" svg:x2="5.3cm" svg:y2="9.286cm">
            <text:p/>
          </draw:line>
          <draw:line draw:style-name="gr1" draw:text-style-name="P1" draw:layer="layout" svg:x1="5.3cm" svg:y1="9.286cm" svg:x2="5.6cm" svg:y2="9.286cm">
            <text:p/>
          </draw:line>
          <draw:line draw:style-name="gr1" draw:text-style-name="P1" draw:layer="layout" svg:x1="5.6cm" svg:y1="13.992cm" svg:x2="6.374cm" svg:y2="13.992cm">
            <text:p/>
          </draw:line>
          <draw:line draw:style-name="gr1" draw:text-style-name="P1" draw:layer="layout" svg:x1="5.6cm" svg:y1="13.106cm" svg:x2="5.6cm" svg:y2="13.686cm">
            <text:p/>
          </draw:line>
          <draw:line draw:style-name="gr1" draw:text-style-name="P1" draw:layer="layout" svg:x1="5.6cm" svg:y1="11.935cm" svg:x2="5.6cm" svg:y2="12.515cm">
            <text:p/>
          </draw:line>
          <draw:line draw:style-name="gr1" draw:text-style-name="P1" draw:layer="layout" svg:x1="5.6cm" svg:y1="10.764cm" svg:x2="5.6cm" svg:y2="11.343cm">
            <text:p/>
          </draw:line>
          <draw:line draw:style-name="gr1" draw:text-style-name="P1" draw:layer="layout" svg:x1="5.6cm" svg:y1="9.592cm" svg:x2="5.6cm" svg:y2="10.172cm">
            <text:p/>
          </draw:line>
          <draw:line draw:style-name="gr1" draw:text-style-name="P1" draw:layer="layout" svg:x1="6.374cm" svg:y1="9.286cm" svg:x2="5.6cm" svg:y2="9.286cm">
            <text:p/>
          </draw:line>
          <draw:line draw:style-name="gr1" draw:text-style-name="P1" draw:layer="layout" svg:x1="6.374cm" svg:y1="13.992cm" svg:x2="6.374cm" svg:y2="13.692cm">
            <text:p/>
          </draw:line>
          <draw:line draw:style-name="gr1" draw:text-style-name="P1" draw:layer="layout" svg:x1="6.374cm" svg:y1="13.692cm" svg:x2="7.137cm" svg:y2="13.692cm">
            <text:p/>
          </draw:line>
          <draw:line draw:style-name="gr1" draw:text-style-name="P1" draw:layer="layout" svg:x1="6.374cm" svg:y1="9.586cm" svg:x2="6.374cm" svg:y2="9.286cm">
            <text:p/>
          </draw:line>
          <draw:line draw:style-name="gr1" draw:text-style-name="P1" draw:layer="layout" svg:x1="7.137cm" svg:y1="9.586cm" svg:x2="6.374cm" svg:y2="9.586cm">
            <text:p/>
          </draw:line>
          <draw:line draw:style-name="gr1" draw:text-style-name="P1" draw:layer="layout" svg:x1="7.137cm" svg:y1="13.692cm" svg:x2="7.137cm" svg:y2="13.992cm">
            <text:p/>
          </draw:line>
          <draw:line draw:style-name="gr1" draw:text-style-name="P1" draw:layer="layout" svg:x1="7.137cm" svg:y1="13.992cm" svg:x2="7.911cm" svg:y2="13.992cm">
            <text:p/>
          </draw:line>
          <draw:line draw:style-name="gr1" draw:text-style-name="P1" draw:layer="layout" svg:x1="7.137cm" svg:y1="9.286cm" svg:x2="7.137cm" svg:y2="9.586cm">
            <text:p/>
          </draw:line>
          <draw:line draw:style-name="gr1" draw:text-style-name="P1" draw:layer="layout" svg:x1="7.911cm" svg:y1="9.286cm" svg:x2="7.137cm" svg:y2="9.286cm">
            <text:p/>
          </draw:line>
          <draw:line draw:style-name="gr1" draw:text-style-name="P1" draw:layer="layout" svg:x1="7.911cm" svg:y1="13.992cm" svg:x2="7.911cm" svg:y2="13.692cm">
            <text:p/>
          </draw:line>
          <draw:line draw:style-name="gr1" draw:text-style-name="P1" draw:layer="layout" svg:x1="7.911cm" svg:y1="13.692cm" svg:x2="8.674cm" svg:y2="13.692cm">
            <text:p/>
          </draw:line>
          <draw:line draw:style-name="gr1" draw:text-style-name="P1" draw:layer="layout" svg:x1="7.911cm" svg:y1="9.586cm" svg:x2="7.911cm" svg:y2="9.286cm">
            <text:p/>
          </draw:line>
          <draw:line draw:style-name="gr1" draw:text-style-name="P1" draw:layer="layout" svg:x1="8.674cm" svg:y1="9.586cm" svg:x2="7.911cm" svg:y2="9.586cm">
            <text:p/>
          </draw:line>
          <draw:line draw:style-name="gr1" draw:text-style-name="P1" draw:layer="layout" svg:x1="8.674cm" svg:y1="13.692cm" svg:x2="8.674cm" svg:y2="13.992cm">
            <text:p/>
          </draw:line>
          <draw:line draw:style-name="gr1" draw:text-style-name="P1" draw:layer="layout" svg:x1="8.674cm" svg:y1="13.992cm" svg:x2="9.448cm" svg:y2="13.992cm">
            <text:p/>
          </draw:line>
          <draw:line draw:style-name="gr1" draw:text-style-name="P1" draw:layer="layout" svg:x1="8.674cm" svg:y1="9.286cm" svg:x2="8.674cm" svg:y2="9.586cm">
            <text:p/>
          </draw:line>
          <draw:line draw:style-name="gr1" draw:text-style-name="P1" draw:layer="layout" svg:x1="9.448cm" svg:y1="9.286cm" svg:x2="8.674cm" svg:y2="9.286cm">
            <text:p/>
          </draw:line>
          <draw:line draw:style-name="gr1" draw:text-style-name="P1" draw:layer="layout" svg:x1="9.448cm" svg:y1="13.992cm" svg:x2="9.448cm" svg:y2="13.692cm">
            <text:p/>
          </draw:line>
          <draw:line draw:style-name="gr1" draw:text-style-name="P1" draw:layer="layout" svg:x1="9.448cm" svg:y1="13.692cm" svg:x2="10.21cm" svg:y2="13.692cm">
            <text:p/>
          </draw:line>
          <draw:line draw:style-name="gr1" draw:text-style-name="P1" draw:layer="layout" svg:x1="9.448cm" svg:y1="9.586cm" svg:x2="9.448cm" svg:y2="9.286cm">
            <text:p/>
          </draw:line>
          <draw:line draw:style-name="gr1" draw:text-style-name="P1" draw:layer="layout" svg:x1="10.21cm" svg:y1="9.586cm" svg:x2="9.448cm" svg:y2="9.586cm">
            <text:p/>
          </draw:line>
          <draw:line draw:style-name="gr1" draw:text-style-name="P1" draw:layer="layout" svg:x1="10.21cm" svg:y1="13.692cm" svg:x2="10.21cm" svg:y2="13.992cm">
            <text:p/>
          </draw:line>
          <draw:line draw:style-name="gr1" draw:text-style-name="P1" draw:layer="layout" svg:x1="10.21cm" svg:y1="13.992cm" svg:x2="10.985cm" svg:y2="13.992cm">
            <text:p/>
          </draw:line>
          <draw:line draw:style-name="gr1" draw:text-style-name="P1" draw:layer="layout" svg:x1="10.21cm" svg:y1="9.286cm" svg:x2="10.21cm" svg:y2="9.586cm">
            <text:p/>
          </draw:line>
          <draw:line draw:style-name="gr1" draw:text-style-name="P1" draw:layer="layout" svg:x1="10.985cm" svg:y1="9.286cm" svg:x2="10.21cm" svg:y2="9.286cm">
            <text:p/>
          </draw:line>
          <draw:line draw:style-name="gr1" draw:text-style-name="P1" draw:layer="layout" svg:x1="10.985cm" svg:y1="13.992cm" svg:x2="10.985cm" svg:y2="13.692cm">
            <text:p/>
          </draw:line>
          <draw:line draw:style-name="gr1" draw:text-style-name="P1" draw:layer="layout" svg:x1="10.985cm" svg:y1="13.692cm" svg:x2="11.747cm" svg:y2="13.692cm">
            <text:p/>
          </draw:line>
          <draw:line draw:style-name="gr1" draw:text-style-name="P1" draw:layer="layout" svg:x1="10.985cm" svg:y1="9.586cm" svg:x2="10.985cm" svg:y2="9.286cm">
            <text:p/>
          </draw:line>
          <draw:line draw:style-name="gr1" draw:text-style-name="P1" draw:layer="layout" svg:x1="11.747cm" svg:y1="9.586cm" svg:x2="10.985cm" svg:y2="9.586cm">
            <text:p/>
          </draw:line>
          <draw:line draw:style-name="gr1" draw:text-style-name="P1" draw:layer="layout" svg:x1="11.747cm" svg:y1="13.692cm" svg:x2="11.747cm" svg:y2="13.992cm">
            <text:p/>
          </draw:line>
          <draw:line draw:style-name="gr1" draw:text-style-name="P1" draw:layer="layout" svg:x1="11.747cm" svg:y1="13.992cm" svg:x2="12.522cm" svg:y2="13.992cm">
            <text:p/>
          </draw:line>
          <draw:line draw:style-name="gr1" draw:text-style-name="P1" draw:layer="layout" svg:x1="11.747cm" svg:y1="9.286cm" svg:x2="11.747cm" svg:y2="9.586cm">
            <text:p/>
          </draw:line>
          <draw:line draw:style-name="gr1" draw:text-style-name="P1" draw:layer="layout" svg:x1="12.522cm" svg:y1="9.286cm" svg:x2="11.747cm" svg:y2="9.286cm">
            <text:p/>
          </draw:line>
          <draw:line draw:style-name="gr1" draw:text-style-name="P1" draw:layer="layout" svg:x1="12.522cm" svg:y1="13.992cm" svg:x2="12.522cm" svg:y2="13.692cm">
            <text:p/>
          </draw:line>
          <draw:line draw:style-name="gr1" draw:text-style-name="P1" draw:layer="layout" svg:x1="12.522cm" svg:y1="13.692cm" svg:x2="13.284cm" svg:y2="13.692cm">
            <text:p/>
          </draw:line>
          <draw:line draw:style-name="gr1" draw:text-style-name="P1" draw:layer="layout" svg:x1="12.522cm" svg:y1="9.586cm" svg:x2="12.522cm" svg:y2="9.286cm">
            <text:p/>
          </draw:line>
          <draw:line draw:style-name="gr1" draw:text-style-name="P1" draw:layer="layout" svg:x1="13.284cm" svg:y1="9.586cm" svg:x2="12.522cm" svg:y2="9.586cm">
            <text:p/>
          </draw:line>
          <draw:line draw:style-name="gr1" draw:text-style-name="P1" draw:layer="layout" svg:x1="13.284cm" svg:y1="13.692cm" svg:x2="13.284cm" svg:y2="13.992cm">
            <text:p/>
          </draw:line>
          <draw:line draw:style-name="gr1" draw:text-style-name="P1" draw:layer="layout" svg:x1="13.284cm" svg:y1="13.992cm" svg:x2="14.059cm" svg:y2="13.992cm">
            <text:p/>
          </draw:line>
          <draw:line draw:style-name="gr1" draw:text-style-name="P1" draw:layer="layout" svg:x1="13.284cm" svg:y1="9.286cm" svg:x2="13.284cm" svg:y2="9.586cm">
            <text:p/>
          </draw:line>
          <draw:line draw:style-name="gr1" draw:text-style-name="P1" draw:layer="layout" svg:x1="14.059cm" svg:y1="9.286cm" svg:x2="13.284cm" svg:y2="9.286cm">
            <text:p/>
          </draw:line>
          <draw:line draw:style-name="gr1" draw:text-style-name="P1" draw:layer="layout" svg:x1="14.059cm" svg:y1="13.992cm" svg:x2="14.059cm" svg:y2="13.692cm">
            <text:p/>
          </draw:line>
          <draw:line draw:style-name="gr1" draw:text-style-name="P1" draw:layer="layout" svg:x1="14.059cm" svg:y1="13.692cm" svg:x2="14.821cm" svg:y2="13.692cm">
            <text:p/>
          </draw:line>
          <draw:line draw:style-name="gr1" draw:text-style-name="P1" draw:layer="layout" svg:x1="14.059cm" svg:y1="9.586cm" svg:x2="14.059cm" svg:y2="9.286cm">
            <text:p/>
          </draw:line>
          <draw:line draw:style-name="gr1" draw:text-style-name="P1" draw:layer="layout" svg:x1="14.821cm" svg:y1="9.586cm" svg:x2="14.059cm" svg:y2="9.586cm">
            <text:p/>
          </draw:line>
          <draw:line draw:style-name="gr1" draw:text-style-name="P1" draw:layer="layout" svg:x1="14.821cm" svg:y1="13.692cm" svg:x2="14.821cm" svg:y2="13.992cm">
            <text:p/>
          </draw:line>
          <draw:line draw:style-name="gr1" draw:text-style-name="P1" draw:layer="layout" svg:x1="14.821cm" svg:y1="13.992cm" svg:x2="15.596cm" svg:y2="13.992cm">
            <text:p/>
          </draw:line>
          <draw:line draw:style-name="gr1" draw:text-style-name="P1" draw:layer="layout" svg:x1="14.821cm" svg:y1="9.286cm" svg:x2="14.821cm" svg:y2="9.586cm">
            <text:p/>
          </draw:line>
          <draw:line draw:style-name="gr1" draw:text-style-name="P1" draw:layer="layout" svg:x1="15.596cm" svg:y1="9.286cm" svg:x2="14.821cm" svg:y2="9.286cm">
            <text:p/>
          </draw:line>
          <draw:line draw:style-name="gr1" draw:text-style-name="P1" draw:layer="layout" svg:x1="15.596cm" svg:y1="13.992cm" svg:x2="15.596cm" svg:y2="13.692cm">
            <text:p/>
          </draw:line>
          <draw:line draw:style-name="gr1" draw:text-style-name="P1" draw:layer="layout" svg:x1="15.596cm" svg:y1="13.692cm" svg:x2="16.358cm" svg:y2="13.692cm">
            <text:p/>
          </draw:line>
          <draw:line draw:style-name="gr1" draw:text-style-name="P1" draw:layer="layout" svg:x1="15.596cm" svg:y1="9.586cm" svg:x2="15.596cm" svg:y2="9.286cm">
            <text:p/>
          </draw:line>
          <draw:line draw:style-name="gr1" draw:text-style-name="P1" draw:layer="layout" svg:x1="16.358cm" svg:y1="9.586cm" svg:x2="15.596cm" svg:y2="9.586cm">
            <text:p/>
          </draw:line>
          <draw:line draw:style-name="gr1" draw:text-style-name="P1" draw:layer="layout" svg:x1="16.358cm" svg:y1="13.692cm" svg:x2="16.358cm" svg:y2="13.992cm">
            <text:p/>
          </draw:line>
          <draw:line draw:style-name="gr1" draw:text-style-name="P1" draw:layer="layout" svg:x1="16.358cm" svg:y1="13.992cm" svg:x2="17.132cm" svg:y2="13.992cm">
            <text:p/>
          </draw:line>
          <draw:line draw:style-name="gr1" draw:text-style-name="P1" draw:layer="layout" svg:x1="16.358cm" svg:y1="9.286cm" svg:x2="16.358cm" svg:y2="9.586cm">
            <text:p/>
          </draw:line>
          <draw:line draw:style-name="gr1" draw:text-style-name="P1" draw:layer="layout" svg:x1="17.132cm" svg:y1="9.286cm" svg:x2="16.358cm" svg:y2="9.286cm">
            <text:p/>
          </draw:line>
          <draw:line draw:style-name="gr1" draw:text-style-name="P1" draw:layer="layout" svg:x1="17.132cm" svg:y1="13.992cm" svg:x2="17.132cm" svg:y2="13.692cm">
            <text:p/>
          </draw:line>
          <draw:line draw:style-name="gr1" draw:text-style-name="P1" draw:layer="layout" svg:x1="17.132cm" svg:y1="13.692cm" svg:x2="17.895cm" svg:y2="13.692cm">
            <text:p/>
          </draw:line>
          <draw:line draw:style-name="gr1" draw:text-style-name="P1" draw:layer="layout" svg:x1="17.132cm" svg:y1="9.586cm" svg:x2="17.132cm" svg:y2="9.286cm">
            <text:p/>
          </draw:line>
          <draw:line draw:style-name="gr1" draw:text-style-name="P1" draw:layer="layout" svg:x1="17.895cm" svg:y1="9.586cm" svg:x2="17.132cm" svg:y2="9.586cm">
            <text:p/>
          </draw:line>
          <draw:line draw:style-name="gr1" draw:text-style-name="P1" draw:layer="layout" svg:x1="17.895cm" svg:y1="13.692cm" svg:x2="17.895cm" svg:y2="13.992cm">
            <text:p/>
          </draw:line>
          <draw:line draw:style-name="gr1" draw:text-style-name="P1" draw:layer="layout" svg:x1="17.895cm" svg:y1="13.992cm" svg:x2="18.669cm" svg:y2="13.992cm">
            <text:p/>
          </draw:line>
          <draw:line draw:style-name="gr1" draw:text-style-name="P1" draw:layer="layout" svg:x1="17.895cm" svg:y1="9.286cm" svg:x2="17.895cm" svg:y2="9.586cm">
            <text:p/>
          </draw:line>
          <draw:line draw:style-name="gr1" draw:text-style-name="P1" draw:layer="layout" svg:x1="18.669cm" svg:y1="9.286cm" svg:x2="17.895cm" svg:y2="9.286cm">
            <text:p/>
          </draw:line>
          <draw:line draw:style-name="gr1" draw:text-style-name="P1" draw:layer="layout" svg:x1="18.669cm" svg:y1="13.992cm" svg:x2="18.669cm" svg:y2="13.692cm">
            <text:p/>
          </draw:line>
          <draw:line draw:style-name="gr1" draw:text-style-name="P1" draw:layer="layout" svg:x1="18.669cm" svg:y1="13.692cm" svg:x2="19.432cm" svg:y2="13.692cm">
            <text:p/>
          </draw:line>
          <draw:line draw:style-name="gr1" draw:text-style-name="P1" draw:layer="layout" svg:x1="18.669cm" svg:y1="9.586cm" svg:x2="18.669cm" svg:y2="9.286cm">
            <text:p/>
          </draw:line>
          <draw:line draw:style-name="gr1" draw:text-style-name="P1" draw:layer="layout" svg:x1="19.432cm" svg:y1="9.586cm" svg:x2="18.669cm" svg:y2="9.586cm">
            <text:p/>
          </draw:line>
          <draw:line draw:style-name="gr1" draw:text-style-name="P1" draw:layer="layout" svg:x1="19.432cm" svg:y1="13.692cm" svg:x2="19.432cm" svg:y2="13.992cm">
            <text:p/>
          </draw:line>
          <draw:line draw:style-name="gr1" draw:text-style-name="P1" draw:layer="layout" svg:x1="19.432cm" svg:y1="13.992cm" svg:x2="20.206cm" svg:y2="13.992cm">
            <text:p/>
          </draw:line>
          <draw:line draw:style-name="gr1" draw:text-style-name="P1" draw:layer="layout" svg:x1="19.432cm" svg:y1="9.286cm" svg:x2="19.432cm" svg:y2="9.586cm">
            <text:p/>
          </draw:line>
          <draw:line draw:style-name="gr1" draw:text-style-name="P1" draw:layer="layout" svg:x1="19.432cm" svg:y1="9.286cm" svg:x2="20.206cm" svg:y2="9.286cm">
            <text:p/>
          </draw:line>
          <draw:line draw:style-name="gr1" draw:text-style-name="P1" draw:layer="layout" svg:x1="20.506cm" svg:y1="13.992cm" svg:x2="20.206cm" svg:y2="13.992cm">
            <text:p/>
          </draw:line>
          <draw:line draw:style-name="gr1" draw:text-style-name="P1" draw:layer="layout" svg:x1="20.206cm" svg:y1="13.686cm" svg:x2="20.206cm" svg:y2="13.106cm">
            <text:p/>
          </draw:line>
          <draw:line draw:style-name="gr1" draw:text-style-name="P1" draw:layer="layout" svg:x1="20.206cm" svg:y1="13.686cm" svg:x2="20.506cm" svg:y2="13.686cm">
            <text:p/>
          </draw:line>
          <draw:line draw:style-name="gr1" draw:text-style-name="P1" draw:layer="layout" svg:x1="20.206cm" svg:y1="13.106cm" svg:x2="20.506cm" svg:y2="13.106cm">
            <text:p/>
          </draw:line>
          <draw:line draw:style-name="gr1" draw:text-style-name="P1" draw:layer="layout" svg:x1="20.206cm" svg:y1="12.515cm" svg:x2="20.206cm" svg:y2="11.935cm">
            <text:p/>
          </draw:line>
          <draw:line draw:style-name="gr1" draw:text-style-name="P1" draw:layer="layout" svg:x1="20.506cm" svg:y1="12.515cm" svg:x2="20.206cm" svg:y2="12.515cm">
            <text:p/>
          </draw:line>
          <draw:line draw:style-name="gr1" draw:text-style-name="P1" draw:layer="layout" svg:x1="20.206cm" svg:y1="11.935cm" svg:x2="20.506cm" svg:y2="11.935cm">
            <text:p/>
          </draw:line>
          <draw:line draw:style-name="gr1" draw:text-style-name="P1" draw:layer="layout" svg:x1="20.206cm" svg:y1="11.343cm" svg:x2="20.206cm" svg:y2="10.764cm">
            <text:p/>
          </draw:line>
          <draw:line draw:style-name="gr1" draw:text-style-name="P1" draw:layer="layout" svg:x1="20.506cm" svg:y1="11.343cm" svg:x2="20.206cm" svg:y2="11.343cm">
            <text:p/>
          </draw:line>
          <draw:line draw:style-name="gr1" draw:text-style-name="P1" draw:layer="layout" svg:x1="20.206cm" svg:y1="10.764cm" svg:x2="20.506cm" svg:y2="10.764cm">
            <text:p/>
          </draw:line>
          <draw:line draw:style-name="gr1" draw:text-style-name="P1" draw:layer="layout" svg:x1="20.206cm" svg:y1="10.172cm" svg:x2="20.206cm" svg:y2="9.592cm">
            <text:p/>
          </draw:line>
          <draw:line draw:style-name="gr1" draw:text-style-name="P1" draw:layer="layout" svg:x1="20.506cm" svg:y1="10.172cm" svg:x2="20.206cm" svg:y2="10.172cm">
            <text:p/>
          </draw:line>
          <draw:line draw:style-name="gr1" draw:text-style-name="P1" draw:layer="layout" svg:x1="20.206cm" svg:y1="9.592cm" svg:x2="20.506cm" svg:y2="9.592cm">
            <text:p/>
          </draw:line>
          <draw:line draw:style-name="gr1" draw:text-style-name="P1" draw:layer="layout" svg:x1="20.206cm" svg:y1="9.286cm" svg:x2="20.506cm" svg:y2="9.286cm">
            <text:p/>
          </draw:line>
          <draw:line draw:style-name="gr1" draw:text-style-name="P1" draw:layer="layout" svg:x1="20.506cm" svg:y1="13.992cm" svg:x2="20.506cm" svg:y2="13.692cm">
            <text:p/>
          </draw:line>
          <draw:line draw:style-name="gr1" draw:text-style-name="P1" draw:layer="layout" svg:x1="20.506cm" svg:y1="13.692cm" svg:x2="20.506cm" svg:y2="13.686cm">
            <text:p/>
          </draw:line>
          <draw:line draw:style-name="gr1" draw:text-style-name="P1" draw:layer="layout" svg:x1="20.506cm" svg:y1="13.106cm" svg:x2="20.506cm" svg:y2="12.515cm">
            <text:p/>
          </draw:line>
          <draw:line draw:style-name="gr1" draw:text-style-name="P1" draw:layer="layout" svg:x1="20.506cm" svg:y1="11.935cm" svg:x2="20.506cm" svg:y2="11.343cm">
            <text:p/>
          </draw:line>
          <draw:line draw:style-name="gr1" draw:text-style-name="P1" draw:layer="layout" svg:x1="20.506cm" svg:y1="10.764cm" svg:x2="20.506cm" svg:y2="10.172cm">
            <text:p/>
          </draw:line>
          <draw:line draw:style-name="gr1" draw:text-style-name="P1" draw:layer="layout" svg:x1="20.506cm" svg:y1="9.592cm" svg:x2="20.506cm" svg:y2="9.586cm">
            <text:p/>
          </draw:line>
          <draw:line draw:style-name="gr1" draw:text-style-name="P1" draw:layer="layout" svg:x1="20.506cm" svg:y1="9.586cm" svg:x2="20.506cm" svg:y2="9.286cm">
            <text:p/>
          </draw:line>
        </draw:g>
        <draw:g>
          <draw:line draw:style-name="gr1" draw:text-style-name="P1" draw:layer="layout" svg:x1="5.3cm" svg:y1="7.55cm" svg:x2="5.3cm" svg:y2="8.247cm">
            <text:p/>
          </draw:line>
          <draw:line draw:style-name="gr1" draw:text-style-name="P1" draw:layer="layout" svg:x1="5.3cm" svg:y1="8.247cm" svg:x2="5.6cm" svg:y2="8.247cm">
            <text:p/>
          </draw:line>
          <draw:line draw:style-name="gr1" draw:text-style-name="P1" draw:layer="layout" svg:x1="5.6cm" svg:y1="7.55cm" svg:x2="5.3cm" svg:y2="7.55cm">
            <text:p/>
          </draw:line>
          <draw:line draw:style-name="gr1" draw:text-style-name="P1" draw:layer="layout" svg:x1="5.3cm" svg:y1="6.168cm" svg:x2="5.3cm" svg:y2="6.865cm">
            <text:p/>
          </draw:line>
          <draw:line draw:style-name="gr1" draw:text-style-name="P1" draw:layer="layout" svg:x1="5.3cm" svg:y1="6.865cm" svg:x2="5.6cm" svg:y2="6.865cm">
            <text:p/>
          </draw:line>
          <draw:line draw:style-name="gr1" draw:text-style-name="P1" draw:layer="layout" svg:x1="5.6cm" svg:y1="6.168cm" svg:x2="5.3cm" svg:y2="6.168cm">
            <text:p/>
          </draw:line>
          <draw:line draw:style-name="gr1" draw:text-style-name="P1" draw:layer="layout" svg:x1="5.3cm" svg:y1="4.787cm" svg:x2="5.3cm" svg:y2="5.484cm">
            <text:p/>
          </draw:line>
          <draw:line draw:style-name="gr1" draw:text-style-name="P1" draw:layer="layout" svg:x1="5.3cm" svg:y1="5.484cm" svg:x2="5.6cm" svg:y2="5.484cm">
            <text:p/>
          </draw:line>
          <draw:line draw:style-name="gr1" draw:text-style-name="P1" draw:layer="layout" svg:x1="5.6cm" svg:y1="4.787cm" svg:x2="5.3cm" svg:y2="4.787cm">
            <text:p/>
          </draw:line>
          <draw:line draw:style-name="gr1" draw:text-style-name="P1" draw:layer="layout" svg:x1="5.3cm" svg:y1="3.405cm" svg:x2="5.3cm" svg:y2="4.102cm">
            <text:p/>
          </draw:line>
          <draw:line draw:style-name="gr1" draw:text-style-name="P1" draw:layer="layout" svg:x1="5.3cm" svg:y1="4.102cm" svg:x2="5.6cm" svg:y2="4.102cm">
            <text:p/>
          </draw:line>
          <draw:line draw:style-name="gr1" draw:text-style-name="P1" draw:layer="layout" svg:x1="5.6cm" svg:y1="3.405cm" svg:x2="5.3cm" svg:y2="3.405cm">
            <text:p/>
          </draw:line>
          <draw:line draw:style-name="gr1" draw:text-style-name="P1" draw:layer="layout" svg:x1="5.3cm" svg:y1="2.023cm" svg:x2="5.3cm" svg:y2="2.72cm">
            <text:p/>
          </draw:line>
          <draw:line draw:style-name="gr1" draw:text-style-name="P1" draw:layer="layout" svg:x1="5.3cm" svg:y1="2.72cm" svg:x2="5.6cm" svg:y2="2.72cm">
            <text:p/>
          </draw:line>
          <draw:line draw:style-name="gr1" draw:text-style-name="P1" draw:layer="layout" svg:x1="5.6cm" svg:y1="2.023cm" svg:x2="5.3cm" svg:y2="2.023cm">
            <text:p/>
          </draw:line>
          <draw:line draw:style-name="gr1" draw:text-style-name="P1" draw:layer="layout" svg:x1="5.6cm" svg:y1="8.247cm" svg:x2="5.6cm" svg:y2="8.938cm">
            <text:p/>
          </draw:line>
          <draw:line draw:style-name="gr1" draw:text-style-name="P1" draw:layer="layout" svg:x1="5.6cm" svg:y1="8.938cm" svg:x2="6.368cm" svg:y2="8.938cm">
            <text:p/>
          </draw:line>
          <draw:line draw:style-name="gr1" draw:text-style-name="P1" draw:layer="layout" svg:x1="5.6cm" svg:y1="6.865cm" svg:x2="5.6cm" svg:y2="7.55cm">
            <text:p/>
          </draw:line>
          <draw:line draw:style-name="gr1" draw:text-style-name="P1" draw:layer="layout" svg:x1="5.6cm" svg:y1="5.484cm" svg:x2="5.6cm" svg:y2="6.168cm">
            <text:p/>
          </draw:line>
          <draw:line draw:style-name="gr1" draw:text-style-name="P1" draw:layer="layout" svg:x1="5.6cm" svg:y1="4.102cm" svg:x2="5.6cm" svg:y2="4.787cm">
            <text:p/>
          </draw:line>
          <draw:line draw:style-name="gr1" draw:text-style-name="P1" draw:layer="layout" svg:x1="5.6cm" svg:y1="2.72cm" svg:x2="5.6cm" svg:y2="3.405cm">
            <text:p/>
          </draw:line>
          <draw:line draw:style-name="gr1" draw:text-style-name="P1" draw:layer="layout" svg:x1="5.6cm" svg:y1="1.332cm" svg:x2="5.6cm" svg:y2="2.023cm">
            <text:p/>
          </draw:line>
          <draw:line draw:style-name="gr1" draw:text-style-name="P1" draw:layer="layout" svg:x1="6.368cm" svg:y1="1.332cm" svg:x2="5.6cm" svg:y2="1.332cm">
            <text:p/>
          </draw:line>
          <draw:line draw:style-name="gr1" draw:text-style-name="P1" draw:layer="layout" svg:x1="6.368cm" svg:y1="8.938cm" svg:x2="6.368cm" svg:y2="9.238cm">
            <text:p/>
          </draw:line>
          <draw:line draw:style-name="gr1" draw:text-style-name="P1" draw:layer="layout" svg:x1="6.368cm" svg:y1="9.238cm" svg:x2="7.143cm" svg:y2="9.238cm">
            <text:p/>
          </draw:line>
          <draw:line draw:style-name="gr1" draw:text-style-name="P1" draw:layer="layout" svg:x1="6.368cm" svg:y1="1.032cm" svg:x2="6.368cm" svg:y2="1.332cm">
            <text:p/>
          </draw:line>
          <draw:line draw:style-name="gr1" draw:text-style-name="P1" draw:layer="layout" svg:x1="7.143cm" svg:y1="1.032cm" svg:x2="6.368cm" svg:y2="1.032cm">
            <text:p/>
          </draw:line>
          <draw:line draw:style-name="gr1" draw:text-style-name="P1" draw:layer="layout" svg:x1="7.143cm" svg:y1="9.238cm" svg:x2="7.143cm" svg:y2="8.938cm">
            <text:p/>
          </draw:line>
          <draw:line draw:style-name="gr1" draw:text-style-name="P1" draw:layer="layout" svg:x1="7.143cm" svg:y1="8.938cm" svg:x2="7.905cm" svg:y2="8.938cm">
            <text:p/>
          </draw:line>
          <draw:line draw:style-name="gr1" draw:text-style-name="P1" draw:layer="layout" svg:x1="7.143cm" svg:y1="1.332cm" svg:x2="7.143cm" svg:y2="1.032cm">
            <text:p/>
          </draw:line>
          <draw:line draw:style-name="gr1" draw:text-style-name="P1" draw:layer="layout" svg:x1="7.905cm" svg:y1="1.332cm" svg:x2="7.143cm" svg:y2="1.332cm">
            <text:p/>
          </draw:line>
          <draw:line draw:style-name="gr1" draw:text-style-name="P1" draw:layer="layout" svg:x1="7.905cm" svg:y1="8.938cm" svg:x2="7.905cm" svg:y2="9.238cm">
            <text:p/>
          </draw:line>
          <draw:line draw:style-name="gr1" draw:text-style-name="P1" draw:layer="layout" svg:x1="7.905cm" svg:y1="9.238cm" svg:x2="8.68cm" svg:y2="9.238cm">
            <text:p/>
          </draw:line>
          <draw:line draw:style-name="gr1" draw:text-style-name="P1" draw:layer="layout" svg:x1="7.905cm" svg:y1="1.032cm" svg:x2="7.905cm" svg:y2="1.332cm">
            <text:p/>
          </draw:line>
          <draw:line draw:style-name="gr1" draw:text-style-name="P1" draw:layer="layout" svg:x1="8.68cm" svg:y1="1.032cm" svg:x2="7.905cm" svg:y2="1.032cm">
            <text:p/>
          </draw:line>
          <draw:line draw:style-name="gr1" draw:text-style-name="P1" draw:layer="layout" svg:x1="8.68cm" svg:y1="9.238cm" svg:x2="8.68cm" svg:y2="8.938cm">
            <text:p/>
          </draw:line>
          <draw:line draw:style-name="gr1" draw:text-style-name="P1" draw:layer="layout" svg:x1="8.68cm" svg:y1="8.938cm" svg:x2="9.442cm" svg:y2="8.938cm">
            <text:p/>
          </draw:line>
          <draw:line draw:style-name="gr1" draw:text-style-name="P1" draw:layer="layout" svg:x1="8.68cm" svg:y1="1.332cm" svg:x2="8.68cm" svg:y2="1.032cm">
            <text:p/>
          </draw:line>
          <draw:line draw:style-name="gr1" draw:text-style-name="P1" draw:layer="layout" svg:x1="9.442cm" svg:y1="1.332cm" svg:x2="8.68cm" svg:y2="1.332cm">
            <text:p/>
          </draw:line>
          <draw:line draw:style-name="gr1" draw:text-style-name="P1" draw:layer="layout" svg:x1="9.442cm" svg:y1="8.938cm" svg:x2="9.442cm" svg:y2="9.238cm">
            <text:p/>
          </draw:line>
          <draw:line draw:style-name="gr1" draw:text-style-name="P1" draw:layer="layout" svg:x1="9.442cm" svg:y1="9.238cm" svg:x2="10.217cm" svg:y2="9.238cm">
            <text:p/>
          </draw:line>
          <draw:line draw:style-name="gr1" draw:text-style-name="P1" draw:layer="layout" svg:x1="9.442cm" svg:y1="1.032cm" svg:x2="9.442cm" svg:y2="1.332cm">
            <text:p/>
          </draw:line>
          <draw:line draw:style-name="gr1" draw:text-style-name="P1" draw:layer="layout" svg:x1="10.217cm" svg:y1="1.032cm" svg:x2="9.442cm" svg:y2="1.032cm">
            <text:p/>
          </draw:line>
          <draw:line draw:style-name="gr1" draw:text-style-name="P1" draw:layer="layout" svg:x1="10.217cm" svg:y1="9.238cm" svg:x2="10.217cm" svg:y2="8.938cm">
            <text:p/>
          </draw:line>
          <draw:line draw:style-name="gr1" draw:text-style-name="P1" draw:layer="layout" svg:x1="10.217cm" svg:y1="8.938cm" svg:x2="10.979cm" svg:y2="8.938cm">
            <text:p/>
          </draw:line>
          <draw:line draw:style-name="gr1" draw:text-style-name="P1" draw:layer="layout" svg:x1="10.217cm" svg:y1="1.332cm" svg:x2="10.217cm" svg:y2="1.032cm">
            <text:p/>
          </draw:line>
          <draw:line draw:style-name="gr1" draw:text-style-name="P1" draw:layer="layout" svg:x1="10.979cm" svg:y1="1.332cm" svg:x2="10.217cm" svg:y2="1.332cm">
            <text:p/>
          </draw:line>
          <draw:line draw:style-name="gr1" draw:text-style-name="P1" draw:layer="layout" svg:x1="10.979cm" svg:y1="8.938cm" svg:x2="10.979cm" svg:y2="9.238cm">
            <text:p/>
          </draw:line>
          <draw:line draw:style-name="gr1" draw:text-style-name="P1" draw:layer="layout" svg:x1="10.979cm" svg:y1="9.238cm" svg:x2="11.753cm" svg:y2="9.238cm">
            <text:p/>
          </draw:line>
          <draw:line draw:style-name="gr1" draw:text-style-name="P1" draw:layer="layout" svg:x1="10.979cm" svg:y1="1.032cm" svg:x2="10.979cm" svg:y2="1.332cm">
            <text:p/>
          </draw:line>
          <draw:line draw:style-name="gr1" draw:text-style-name="P1" draw:layer="layout" svg:x1="11.753cm" svg:y1="1.032cm" svg:x2="10.979cm" svg:y2="1.032cm">
            <text:p/>
          </draw:line>
          <draw:line draw:style-name="gr1" draw:text-style-name="P1" draw:layer="layout" svg:x1="11.753cm" svg:y1="9.238cm" svg:x2="11.753cm" svg:y2="8.938cm">
            <text:p/>
          </draw:line>
          <draw:line draw:style-name="gr1" draw:text-style-name="P1" draw:layer="layout" svg:x1="11.753cm" svg:y1="8.938cm" svg:x2="12.516cm" svg:y2="8.938cm">
            <text:p/>
          </draw:line>
          <draw:line draw:style-name="gr1" draw:text-style-name="P1" draw:layer="layout" svg:x1="11.753cm" svg:y1="1.332cm" svg:x2="11.753cm" svg:y2="1.032cm">
            <text:p/>
          </draw:line>
          <draw:line draw:style-name="gr1" draw:text-style-name="P1" draw:layer="layout" svg:x1="12.516cm" svg:y1="1.332cm" svg:x2="11.753cm" svg:y2="1.332cm">
            <text:p/>
          </draw:line>
          <draw:line draw:style-name="gr1" draw:text-style-name="P1" draw:layer="layout" svg:x1="12.516cm" svg:y1="8.938cm" svg:x2="12.516cm" svg:y2="9.238cm">
            <text:p/>
          </draw:line>
          <draw:line draw:style-name="gr1" draw:text-style-name="P1" draw:layer="layout" svg:x1="12.516cm" svg:y1="9.238cm" svg:x2="13.29cm" svg:y2="9.238cm">
            <text:p/>
          </draw:line>
          <draw:line draw:style-name="gr1" draw:text-style-name="P1" draw:layer="layout" svg:x1="12.516cm" svg:y1="1.032cm" svg:x2="12.516cm" svg:y2="1.332cm">
            <text:p/>
          </draw:line>
          <draw:line draw:style-name="gr1" draw:text-style-name="P1" draw:layer="layout" svg:x1="13.29cm" svg:y1="1.032cm" svg:x2="12.516cm" svg:y2="1.032cm">
            <text:p/>
          </draw:line>
          <draw:line draw:style-name="gr1" draw:text-style-name="P1" draw:layer="layout" svg:x1="13.29cm" svg:y1="9.238cm" svg:x2="13.29cm" svg:y2="8.938cm">
            <text:p/>
          </draw:line>
          <draw:line draw:style-name="gr1" draw:text-style-name="P1" draw:layer="layout" svg:x1="13.29cm" svg:y1="8.938cm" svg:x2="14.053cm" svg:y2="8.938cm">
            <text:p/>
          </draw:line>
          <draw:line draw:style-name="gr1" draw:text-style-name="P1" draw:layer="layout" svg:x1="13.29cm" svg:y1="1.332cm" svg:x2="13.29cm" svg:y2="1.032cm">
            <text:p/>
          </draw:line>
          <draw:line draw:style-name="gr1" draw:text-style-name="P1" draw:layer="layout" svg:x1="14.053cm" svg:y1="1.332cm" svg:x2="13.29cm" svg:y2="1.332cm">
            <text:p/>
          </draw:line>
          <draw:line draw:style-name="gr1" draw:text-style-name="P1" draw:layer="layout" svg:x1="14.053cm" svg:y1="8.938cm" svg:x2="14.053cm" svg:y2="9.238cm">
            <text:p/>
          </draw:line>
          <draw:line draw:style-name="gr1" draw:text-style-name="P1" draw:layer="layout" svg:x1="14.053cm" svg:y1="9.238cm" svg:x2="14.827cm" svg:y2="9.238cm">
            <text:p/>
          </draw:line>
          <draw:line draw:style-name="gr1" draw:text-style-name="P1" draw:layer="layout" svg:x1="14.053cm" svg:y1="1.032cm" svg:x2="14.053cm" svg:y2="1.332cm">
            <text:p/>
          </draw:line>
          <draw:line draw:style-name="gr1" draw:text-style-name="P1" draw:layer="layout" svg:x1="14.827cm" svg:y1="1.032cm" svg:x2="14.053cm" svg:y2="1.032cm">
            <text:p/>
          </draw:line>
          <draw:line draw:style-name="gr1" draw:text-style-name="P1" draw:layer="layout" svg:x1="14.827cm" svg:y1="9.238cm" svg:x2="14.827cm" svg:y2="8.938cm">
            <text:p/>
          </draw:line>
          <draw:line draw:style-name="gr1" draw:text-style-name="P1" draw:layer="layout" svg:x1="14.827cm" svg:y1="8.938cm" svg:x2="15.589cm" svg:y2="8.938cm">
            <text:p/>
          </draw:line>
          <draw:line draw:style-name="gr1" draw:text-style-name="P1" draw:layer="layout" svg:x1="14.827cm" svg:y1="1.332cm" svg:x2="14.827cm" svg:y2="1.032cm">
            <text:p/>
          </draw:line>
          <draw:line draw:style-name="gr1" draw:text-style-name="P1" draw:layer="layout" svg:x1="15.589cm" svg:y1="1.332cm" svg:x2="14.827cm" svg:y2="1.332cm">
            <text:p/>
          </draw:line>
          <draw:line draw:style-name="gr1" draw:text-style-name="P1" draw:layer="layout" svg:x1="15.589cm" svg:y1="8.938cm" svg:x2="15.589cm" svg:y2="9.238cm">
            <text:p/>
          </draw:line>
          <draw:line draw:style-name="gr1" draw:text-style-name="P1" draw:layer="layout" svg:x1="15.589cm" svg:y1="9.238cm" svg:x2="16.364cm" svg:y2="9.238cm">
            <text:p/>
          </draw:line>
          <draw:line draw:style-name="gr1" draw:text-style-name="P1" draw:layer="layout" svg:x1="15.589cm" svg:y1="1.032cm" svg:x2="15.589cm" svg:y2="1.332cm">
            <text:p/>
          </draw:line>
          <draw:line draw:style-name="gr1" draw:text-style-name="P1" draw:layer="layout" svg:x1="16.364cm" svg:y1="1.032cm" svg:x2="15.589cm" svg:y2="1.032cm">
            <text:p/>
          </draw:line>
          <draw:line draw:style-name="gr1" draw:text-style-name="P1" draw:layer="layout" svg:x1="16.364cm" svg:y1="9.238cm" svg:x2="16.364cm" svg:y2="8.938cm">
            <text:p/>
          </draw:line>
          <draw:line draw:style-name="gr1" draw:text-style-name="P1" draw:layer="layout" svg:x1="16.364cm" svg:y1="8.938cm" svg:x2="17.126cm" svg:y2="8.938cm">
            <text:p/>
          </draw:line>
          <draw:line draw:style-name="gr1" draw:text-style-name="P1" draw:layer="layout" svg:x1="16.364cm" svg:y1="1.332cm" svg:x2="16.364cm" svg:y2="1.032cm">
            <text:p/>
          </draw:line>
          <draw:line draw:style-name="gr1" draw:text-style-name="P1" draw:layer="layout" svg:x1="17.126cm" svg:y1="1.332cm" svg:x2="16.364cm" svg:y2="1.332cm">
            <text:p/>
          </draw:line>
          <draw:line draw:style-name="gr1" draw:text-style-name="P1" draw:layer="layout" svg:x1="17.126cm" svg:y1="8.938cm" svg:x2="17.126cm" svg:y2="9.238cm">
            <text:p/>
          </draw:line>
          <draw:line draw:style-name="gr1" draw:text-style-name="P1" draw:layer="layout" svg:x1="17.126cm" svg:y1="9.238cm" svg:x2="17.901cm" svg:y2="9.238cm">
            <text:p/>
          </draw:line>
          <draw:line draw:style-name="gr1" draw:text-style-name="P1" draw:layer="layout" svg:x1="17.126cm" svg:y1="1.032cm" svg:x2="17.126cm" svg:y2="1.332cm">
            <text:p/>
          </draw:line>
          <draw:line draw:style-name="gr1" draw:text-style-name="P1" draw:layer="layout" svg:x1="17.901cm" svg:y1="1.032cm" svg:x2="17.126cm" svg:y2="1.032cm">
            <text:p/>
          </draw:line>
          <draw:line draw:style-name="gr1" draw:text-style-name="P1" draw:layer="layout" svg:x1="17.901cm" svg:y1="9.238cm" svg:x2="17.901cm" svg:y2="8.938cm">
            <text:p/>
          </draw:line>
          <draw:line draw:style-name="gr1" draw:text-style-name="P1" draw:layer="layout" svg:x1="17.901cm" svg:y1="8.938cm" svg:x2="18.663cm" svg:y2="8.938cm">
            <text:p/>
          </draw:line>
          <draw:line draw:style-name="gr1" draw:text-style-name="P1" draw:layer="layout" svg:x1="17.901cm" svg:y1="1.332cm" svg:x2="17.901cm" svg:y2="1.032cm">
            <text:p/>
          </draw:line>
          <draw:line draw:style-name="gr1" draw:text-style-name="P1" draw:layer="layout" svg:x1="18.663cm" svg:y1="1.332cm" svg:x2="17.901cm" svg:y2="1.332cm">
            <text:p/>
          </draw:line>
          <draw:line draw:style-name="gr1" draw:text-style-name="P1" draw:layer="layout" svg:x1="18.663cm" svg:y1="8.938cm" svg:x2="18.663cm" svg:y2="9.238cm">
            <text:p/>
          </draw:line>
          <draw:line draw:style-name="gr1" draw:text-style-name="P1" draw:layer="layout" svg:x1="18.663cm" svg:y1="9.238cm" svg:x2="19.438cm" svg:y2="9.238cm">
            <text:p/>
          </draw:line>
          <draw:line draw:style-name="gr1" draw:text-style-name="P1" draw:layer="layout" svg:x1="18.663cm" svg:y1="1.032cm" svg:x2="18.663cm" svg:y2="1.332cm">
            <text:p/>
          </draw:line>
          <draw:line draw:style-name="gr1" draw:text-style-name="P1" draw:layer="layout" svg:x1="19.438cm" svg:y1="1.032cm" svg:x2="18.663cm" svg:y2="1.032cm">
            <text:p/>
          </draw:line>
          <draw:line draw:style-name="gr1" draw:text-style-name="P1" draw:layer="layout" svg:x1="19.438cm" svg:y1="9.238cm" svg:x2="19.438cm" svg:y2="8.938cm">
            <text:p/>
          </draw:line>
          <draw:line draw:style-name="gr1" draw:text-style-name="P1" draw:layer="layout" svg:x1="19.438cm" svg:y1="8.938cm" svg:x2="20.206cm" svg:y2="8.938cm">
            <text:p/>
          </draw:line>
          <draw:line draw:style-name="gr1" draw:text-style-name="P1" draw:layer="layout" svg:x1="19.438cm" svg:y1="1.332cm" svg:x2="19.438cm" svg:y2="1.032cm">
            <text:p/>
          </draw:line>
          <draw:line draw:style-name="gr1" draw:text-style-name="P1" draw:layer="layout" svg:x1="20.206cm" svg:y1="1.332cm" svg:x2="19.438cm" svg:y2="1.332cm">
            <text:p/>
          </draw:line>
          <draw:line draw:style-name="gr1" draw:text-style-name="P1" draw:layer="layout" svg:x1="20.206cm" svg:y1="8.938cm" svg:x2="20.206cm" svg:y2="8.247cm">
            <text:p/>
          </draw:line>
          <draw:line draw:style-name="gr1" draw:text-style-name="P1" draw:layer="layout" svg:x1="20.206cm" svg:y1="8.247cm" svg:x2="20.506cm" svg:y2="8.247cm">
            <text:p/>
          </draw:line>
          <draw:line draw:style-name="gr1" draw:text-style-name="P1" draw:layer="layout" svg:x1="20.206cm" svg:y1="7.55cm" svg:x2="20.206cm" svg:y2="6.865cm">
            <text:p/>
          </draw:line>
          <draw:line draw:style-name="gr1" draw:text-style-name="P1" draw:layer="layout" svg:x1="20.506cm" svg:y1="7.55cm" svg:x2="20.206cm" svg:y2="7.55cm">
            <text:p/>
          </draw:line>
          <draw:line draw:style-name="gr1" draw:text-style-name="P1" draw:layer="layout" svg:x1="20.206cm" svg:y1="6.865cm" svg:x2="20.506cm" svg:y2="6.865cm">
            <text:p/>
          </draw:line>
          <draw:line draw:style-name="gr1" draw:text-style-name="P1" draw:layer="layout" svg:x1="20.206cm" svg:y1="6.168cm" svg:x2="20.206cm" svg:y2="5.484cm">
            <text:p/>
          </draw:line>
          <draw:line draw:style-name="gr1" draw:text-style-name="P1" draw:layer="layout" svg:x1="20.506cm" svg:y1="6.168cm" svg:x2="20.206cm" svg:y2="6.168cm">
            <text:p/>
          </draw:line>
          <draw:line draw:style-name="gr1" draw:text-style-name="P1" draw:layer="layout" svg:x1="20.206cm" svg:y1="5.484cm" svg:x2="20.506cm" svg:y2="5.484cm">
            <text:p/>
          </draw:line>
          <draw:line draw:style-name="gr1" draw:text-style-name="P1" draw:layer="layout" svg:x1="20.206cm" svg:y1="4.787cm" svg:x2="20.206cm" svg:y2="4.102cm">
            <text:p/>
          </draw:line>
          <draw:line draw:style-name="gr1" draw:text-style-name="P1" draw:layer="layout" svg:x1="20.506cm" svg:y1="4.787cm" svg:x2="20.206cm" svg:y2="4.787cm">
            <text:p/>
          </draw:line>
          <draw:line draw:style-name="gr1" draw:text-style-name="P1" draw:layer="layout" svg:x1="20.206cm" svg:y1="4.102cm" svg:x2="20.506cm" svg:y2="4.102cm">
            <text:p/>
          </draw:line>
          <draw:line draw:style-name="gr1" draw:text-style-name="P1" draw:layer="layout" svg:x1="20.206cm" svg:y1="3.405cm" svg:x2="20.206cm" svg:y2="2.72cm">
            <text:p/>
          </draw:line>
          <draw:line draw:style-name="gr1" draw:text-style-name="P1" draw:layer="layout" svg:x1="20.506cm" svg:y1="3.405cm" svg:x2="20.206cm" svg:y2="3.405cm">
            <text:p/>
          </draw:line>
          <draw:line draw:style-name="gr1" draw:text-style-name="P1" draw:layer="layout" svg:x1="20.206cm" svg:y1="2.72cm" svg:x2="20.506cm" svg:y2="2.72cm">
            <text:p/>
          </draw:line>
          <draw:line draw:style-name="gr1" draw:text-style-name="P1" draw:layer="layout" svg:x1="20.206cm" svg:y1="2.023cm" svg:x2="20.206cm" svg:y2="1.332cm">
            <text:p/>
          </draw:line>
          <draw:line draw:style-name="gr1" draw:text-style-name="P1" draw:layer="layout" svg:x1="20.506cm" svg:y1="2.023cm" svg:x2="20.206cm" svg:y2="2.023cm">
            <text:p/>
          </draw:line>
          <draw:line draw:style-name="gr1" draw:text-style-name="P1" draw:layer="layout" svg:x1="20.506cm" svg:y1="8.247cm" svg:x2="20.506cm" svg:y2="7.55cm">
            <text:p/>
          </draw:line>
          <draw:line draw:style-name="gr1" draw:text-style-name="P1" draw:layer="layout" svg:x1="20.506cm" svg:y1="6.865cm" svg:x2="20.506cm" svg:y2="6.168cm">
            <text:p/>
          </draw:line>
          <draw:line draw:style-name="gr1" draw:text-style-name="P1" draw:layer="layout" svg:x1="20.506cm" svg:y1="5.484cm" svg:x2="20.506cm" svg:y2="4.787cm">
            <text:p/>
          </draw:line>
          <draw:line draw:style-name="gr1" draw:text-style-name="P1" draw:layer="layout" svg:x1="20.506cm" svg:y1="4.102cm" svg:x2="20.506cm" svg:y2="3.405cm">
            <text:p/>
          </draw:line>
          <draw:line draw:style-name="gr1" draw:text-style-name="P1" draw:layer="layout" svg:x1="20.506cm" svg:y1="2.72cm" svg:x2="20.506cm" svg:y2="2.023cm">
            <text:p/>
          </draw:line>
        </draw:g>
        <draw:frame draw:style-name="gr2" draw:text-style-name="P2" draw:layer="layout" svg:width="3.473cm" svg:height="3.571cm" svg:x="0.552cm" svg:y="9.547cm">
          <draw:text-box>
            <text:p><text:span text:style-name="T1">PMMA 3mm enclosure</text:span></text:p>
            <text:p><text:span text:style-name="T1">Kit LRWAN2 – LRWAN3</text:span></text:p>
            <text:p><text:span text:style-name="T1">Author : Didier Donsez</text:span></text:p>
            <text:p><text:span text:style-name="T1"/></text:p>
            <text:p><text:span text:style-name="T1">Note</text:span></text:p>
            <text:p><text:span text:style-name="T1">Dimension : 140x70x35</text:span></text:p>
            <text:p><text:span text:style-name="T1"/></text:p>
            <text:p><text:span text:style-name="T1">Antenne : center and 30 mm</text:span></text:p>
            <text:p><text:span text:style-name="T1">Power supply : center and 30 mm</text:span></text:p>
            <text:p><text:span text:style-name="T1">Ethernet : 20 mm hauteur depuis la base,</text:span><text:span text:style-name="T1"><text:line-break/></text:span><text:span text:style-name="T1"><text:tab/></text:span><text:span text:style-name="T1">25mm (20mm largeur)</text:span></text:p>
            <text:p><text:span text:style-name="T1">Boutons : 7mm 7mm</text:span></text:p>
            <text:p><text:span text:style-name="T1">Stlink : 20 mm (largeur 12 mm)</text:span></text:p>
            <text:p><text:span text:style-name="T1"/></text:p>
            <text:p><text:span text:style-name="T1"/></text:p>
          </draw:text-box>
        </draw:frame>
        <draw:custom-shape draw:style-name="gr3" draw:text-style-name="P3" draw:layer="layout" svg:width="3cm" svg:height="1.6cm" svg:x="5.844cm" svg:y="4.2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cm" svg:height="1.6cm" svg:x="16.6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8cm" svg:x="1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0.5cm" svg:y1="8.249cm" svg:x2="0.5cm" svg:y2="8.946cm">
              <text:p/>
            </draw:line>
            <draw:line draw:style-name="gr1" draw:text-style-name="P1" draw:layer="layout" svg:x1="0.5cm" svg:y1="8.946cm" svg:x2="0.8cm" svg:y2="8.946cm">
              <text:p/>
            </draw:line>
            <draw:line draw:style-name="gr1" draw:text-style-name="P1" draw:layer="layout" svg:x1="0.8cm" svg:y1="8.249cm" svg:x2="0.5cm" svg:y2="8.249cm">
              <text:p/>
            </draw:line>
            <draw:line draw:style-name="gr1" draw:text-style-name="P1" draw:layer="layout" svg:x1="0.5cm" svg:y1="6.867cm" svg:x2="0.5cm" svg:y2="7.564cm">
              <text:p/>
            </draw:line>
            <draw:line draw:style-name="gr1" draw:text-style-name="P1" draw:layer="layout" svg:x1="0.5cm" svg:y1="7.564cm" svg:x2="0.8cm" svg:y2="7.564cm">
              <text:p/>
            </draw:line>
            <draw:line draw:style-name="gr1" draw:text-style-name="P1" draw:layer="layout" svg:x1="0.8cm" svg:y1="6.867cm" svg:x2="0.5cm" svg:y2="6.867cm">
              <text:p/>
            </draw:line>
            <draw:line draw:style-name="gr1" draw:text-style-name="P1" draw:layer="layout" svg:x1="0.5cm" svg:y1="5.485cm" svg:x2="0.5cm" svg:y2="6.182cm">
              <text:p/>
            </draw:line>
            <draw:line draw:style-name="gr1" draw:text-style-name="P1" draw:layer="layout" svg:x1="0.5cm" svg:y1="6.182cm" svg:x2="0.8cm" svg:y2="6.182cm">
              <text:p/>
            </draw:line>
            <draw:line draw:style-name="gr1" draw:text-style-name="P1" draw:layer="layout" svg:x1="0.8cm" svg:y1="5.485cm" svg:x2="0.5cm" svg:y2="5.485cm">
              <text:p/>
            </draw:line>
            <draw:line draw:style-name="gr1" draw:text-style-name="P1" draw:layer="layout" svg:x1="0.5cm" svg:y1="4.104cm" svg:x2="0.5cm" svg:y2="4.801cm">
              <text:p/>
            </draw:line>
            <draw:line draw:style-name="gr1" draw:text-style-name="P1" draw:layer="layout" svg:x1="0.5cm" svg:y1="4.801cm" svg:x2="0.8cm" svg:y2="4.801cm">
              <text:p/>
            </draw:line>
            <draw:line draw:style-name="gr1" draw:text-style-name="P1" draw:layer="layout" svg:x1="0.8cm" svg:y1="4.104cm" svg:x2="0.5cm" svg:y2="4.104cm">
              <text:p/>
            </draw:line>
            <draw:line draw:style-name="gr1" draw:text-style-name="P1" draw:layer="layout" svg:x1="0.5cm" svg:y1="2.722cm" svg:x2="0.5cm" svg:y2="3.419cm">
              <text:p/>
            </draw:line>
            <draw:line draw:style-name="gr1" draw:text-style-name="P1" draw:layer="layout" svg:x1="0.5cm" svg:y1="3.419cm" svg:x2="0.8cm" svg:y2="3.419cm">
              <text:p/>
            </draw:line>
            <draw:line draw:style-name="gr1" draw:text-style-name="P1" draw:layer="layout" svg:x1="0.8cm" svg:y1="2.722cm" svg:x2="0.5cm" svg:y2="2.722cm">
              <text:p/>
            </draw:line>
            <draw:line draw:style-name="gr1" draw:text-style-name="P1" draw:layer="layout" svg:x1="0.5cm" svg:y1="1.34cm" svg:x2="0.5cm" svg:y2="2.037cm">
              <text:p/>
            </draw:line>
            <draw:line draw:style-name="gr1" draw:text-style-name="P1" draw:layer="layout" svg:x1="0.5cm" svg:y1="2.037cm" svg:x2="0.8cm" svg:y2="2.037cm">
              <text:p/>
            </draw:line>
            <draw:line draw:style-name="gr1" draw:text-style-name="P1" draw:layer="layout" svg:x1="0.8cm" svg:y1="1.34cm" svg:x2="0.5cm" svg:y2="1.34cm">
              <text:p/>
            </draw:line>
            <draw:line draw:style-name="gr1" draw:text-style-name="P1" draw:layer="layout" svg:x1="0.8cm" svg:y1="8.946cm" svg:x2="0.8cm" svg:y2="9.246cm">
              <text:p/>
            </draw:line>
            <draw:line draw:style-name="gr1" draw:text-style-name="P1" draw:layer="layout" svg:x1="0.8cm" svg:y1="9.246cm" svg:x2="1.392cm" svg:y2="9.246cm">
              <text:p/>
            </draw:line>
            <draw:line draw:style-name="gr1" draw:text-style-name="P1" draw:layer="layout" svg:x1="0.8cm" svg:y1="7.564cm" svg:x2="0.8cm" svg:y2="8.249cm">
              <text:p/>
            </draw:line>
            <draw:line draw:style-name="gr1" draw:text-style-name="P1" draw:layer="layout" svg:x1="0.8cm" svg:y1="6.182cm" svg:x2="0.8cm" svg:y2="6.867cm">
              <text:p/>
            </draw:line>
            <draw:line draw:style-name="gr1" draw:text-style-name="P1" draw:layer="layout" svg:x1="0.8cm" svg:y1="4.801cm" svg:x2="0.8cm" svg:y2="5.485cm">
              <text:p/>
            </draw:line>
            <draw:line draw:style-name="gr1" draw:text-style-name="P1" draw:layer="layout" svg:x1="0.8cm" svg:y1="3.419cm" svg:x2="0.8cm" svg:y2="4.104cm">
              <text:p/>
            </draw:line>
            <draw:line draw:style-name="gr1" draw:text-style-name="P1" draw:layer="layout" svg:x1="0.8cm" svg:y1="2.037cm" svg:x2="0.8cm" svg:y2="2.722cm">
              <text:p/>
            </draw:line>
            <draw:line draw:style-name="gr1" draw:text-style-name="P1" draw:layer="layout" svg:x1="0.8cm" svg:y1="1.04cm" svg:x2="0.8cm" svg:y2="1.34cm">
              <text:p/>
            </draw:line>
            <draw:line draw:style-name="gr1" draw:text-style-name="P1" draw:layer="layout" svg:x1="1.392cm" svg:y1="1.04cm" svg:x2="0.8cm" svg:y2="1.04cm">
              <text:p/>
            </draw:line>
            <draw:line draw:style-name="gr1" draw:text-style-name="P1" draw:layer="layout" svg:x1="1.392cm" svg:y1="9.246cm" svg:x2="1.392cm" svg:y2="8.946cm">
              <text:p/>
            </draw:line>
            <draw:line draw:style-name="gr1" draw:text-style-name="P1" draw:layer="layout" svg:x1="1.392cm" svg:y1="8.946cm" svg:x2="1.971cm" svg:y2="8.946cm">
              <text:p/>
            </draw:line>
            <draw:line draw:style-name="gr1" draw:text-style-name="P1" draw:layer="layout" svg:x1="1.392cm" svg:y1="1.34cm" svg:x2="1.392cm" svg:y2="1.04cm">
              <text:p/>
            </draw:line>
            <draw:line draw:style-name="gr1" draw:text-style-name="P1" draw:layer="layout" svg:x1="1.971cm" svg:y1="1.34cm" svg:x2="1.392cm" svg:y2="1.34cm">
              <text:p/>
            </draw:line>
            <draw:line draw:style-name="gr1" draw:text-style-name="P1" draw:layer="layout" svg:x1="1.971cm" svg:y1="8.946cm" svg:x2="1.971cm" svg:y2="9.246cm">
              <text:p/>
            </draw:line>
            <draw:line draw:style-name="gr1" draw:text-style-name="P1" draw:layer="layout" svg:x1="1.971cm" svg:y1="9.246cm" svg:x2="2.563cm" svg:y2="9.246cm">
              <text:p/>
            </draw:line>
            <draw:line draw:style-name="gr1" draw:text-style-name="P1" draw:layer="layout" svg:x1="1.971cm" svg:y1="1.04cm" svg:x2="1.971cm" svg:y2="1.34cm">
              <text:p/>
            </draw:line>
            <draw:line draw:style-name="gr1" draw:text-style-name="P1" draw:layer="layout" svg:x1="2.563cm" svg:y1="1.04cm" svg:x2="1.971cm" svg:y2="1.04cm">
              <text:p/>
            </draw:line>
            <draw:line draw:style-name="gr1" draw:text-style-name="P1" draw:layer="layout" svg:x1="2.563cm" svg:y1="9.246cm" svg:x2="2.563cm" svg:y2="8.946cm">
              <text:p/>
            </draw:line>
            <draw:line draw:style-name="gr1" draw:text-style-name="P1" draw:layer="layout" svg:x1="2.563cm" svg:y1="8.946cm" svg:x2="3.143cm" svg:y2="8.946cm">
              <text:p/>
            </draw:line>
            <draw:line draw:style-name="gr1" draw:text-style-name="P1" draw:layer="layout" svg:x1="2.563cm" svg:y1="1.34cm" svg:x2="2.563cm" svg:y2="1.04cm">
              <text:p/>
            </draw:line>
            <draw:line draw:style-name="gr1" draw:text-style-name="P1" draw:layer="layout" svg:x1="3.143cm" svg:y1="1.34cm" svg:x2="2.563cm" svg:y2="1.34cm">
              <text:p/>
            </draw:line>
            <draw:line draw:style-name="gr1" draw:text-style-name="P1" draw:layer="layout" svg:x1="3.143cm" svg:y1="8.946cm" svg:x2="3.143cm" svg:y2="9.246cm">
              <text:p/>
            </draw:line>
            <draw:line draw:style-name="gr1" draw:text-style-name="P1" draw:layer="layout" svg:x1="3.143cm" svg:y1="9.246cm" svg:x2="3.735cm" svg:y2="9.246cm">
              <text:p/>
            </draw:line>
            <draw:line draw:style-name="gr1" draw:text-style-name="P1" draw:layer="layout" svg:x1="3.143cm" svg:y1="1.04cm" svg:x2="3.143cm" svg:y2="1.34cm">
              <text:p/>
            </draw:line>
            <draw:line draw:style-name="gr1" draw:text-style-name="P1" draw:layer="layout" svg:x1="3.735cm" svg:y1="1.04cm" svg:x2="3.143cm" svg:y2="1.04cm">
              <text:p/>
            </draw:line>
            <draw:line draw:style-name="gr1" draw:text-style-name="P1" draw:layer="layout" svg:x1="3.735cm" svg:y1="9.246cm" svg:x2="3.735cm" svg:y2="8.946cm">
              <text:p/>
            </draw:line>
            <draw:line draw:style-name="gr1" draw:text-style-name="P1" draw:layer="layout" svg:x1="3.735cm" svg:y1="8.946cm" svg:x2="4.314cm" svg:y2="8.946cm">
              <text:p/>
            </draw:line>
            <draw:line draw:style-name="gr1" draw:text-style-name="P1" draw:layer="layout" svg:x1="3.735cm" svg:y1="1.34cm" svg:x2="3.735cm" svg:y2="1.04cm">
              <text:p/>
            </draw:line>
            <draw:line draw:style-name="gr1" draw:text-style-name="P1" draw:layer="layout" svg:x1="4.314cm" svg:y1="1.34cm" svg:x2="3.735cm" svg:y2="1.34cm">
              <text:p/>
            </draw:line>
            <draw:line draw:style-name="gr1" draw:text-style-name="P1" draw:layer="layout" svg:x1="4.314cm" svg:y1="8.946cm" svg:x2="4.314cm" svg:y2="9.246cm">
              <text:p/>
            </draw:line>
            <draw:line draw:style-name="gr1" draw:text-style-name="P1" draw:layer="layout" svg:x1="4.314cm" svg:y1="9.246cm" svg:x2="4.906cm" svg:y2="9.246cm">
              <text:p/>
            </draw:line>
            <draw:line draw:style-name="gr1" draw:text-style-name="P1" draw:layer="layout" svg:x1="4.314cm" svg:y1="1.04cm" svg:x2="4.314cm" svg:y2="1.34cm">
              <text:p/>
            </draw:line>
            <draw:line draw:style-name="gr1" draw:text-style-name="P1" draw:layer="layout" svg:x1="4.906cm" svg:y1="1.04cm" svg:x2="4.314cm" svg:y2="1.04cm">
              <text:p/>
            </draw:line>
            <draw:line draw:style-name="gr1" draw:text-style-name="P1" draw:layer="layout" svg:x1="4.906cm" svg:y1="9.246cm" svg:x2="4.906cm" svg:y2="8.946cm">
              <text:p/>
            </draw:line>
            <draw:line draw:style-name="gr1" draw:text-style-name="P1" draw:layer="layout" svg:x1="4.906cm" svg:y1="8.946cm" svg:x2="5.206cm" svg:y2="8.946cm">
              <text:p/>
            </draw:line>
            <draw:line draw:style-name="gr1" draw:text-style-name="P1" draw:layer="layout" svg:x1="4.906cm" svg:y1="8.249cm" svg:x2="4.906cm" svg:y2="7.564cm">
              <text:p/>
            </draw:line>
            <draw:line draw:style-name="gr1" draw:text-style-name="P1" draw:layer="layout" svg:x1="5.206cm" svg:y1="8.249cm" svg:x2="4.906cm" svg:y2="8.249cm">
              <text:p/>
            </draw:line>
            <draw:line draw:style-name="gr1" draw:text-style-name="P1" draw:layer="layout" svg:x1="4.906cm" svg:y1="7.564cm" svg:x2="5.206cm" svg:y2="7.564cm">
              <text:p/>
            </draw:line>
            <draw:line draw:style-name="gr1" draw:text-style-name="P1" draw:layer="layout" svg:x1="4.906cm" svg:y1="6.867cm" svg:x2="4.906cm" svg:y2="6.182cm">
              <text:p/>
            </draw:line>
            <draw:line draw:style-name="gr1" draw:text-style-name="P1" draw:layer="layout" svg:x1="5.206cm" svg:y1="6.867cm" svg:x2="4.906cm" svg:y2="6.867cm">
              <text:p/>
            </draw:line>
            <draw:line draw:style-name="gr1" draw:text-style-name="P1" draw:layer="layout" svg:x1="4.906cm" svg:y1="6.182cm" svg:x2="5.206cm" svg:y2="6.182cm">
              <text:p/>
            </draw:line>
            <draw:line draw:style-name="gr1" draw:text-style-name="P1" draw:layer="layout" svg:x1="4.906cm" svg:y1="5.485cm" svg:x2="4.906cm" svg:y2="4.801cm">
              <text:p/>
            </draw:line>
            <draw:line draw:style-name="gr1" draw:text-style-name="P1" draw:layer="layout" svg:x1="5.206cm" svg:y1="5.485cm" svg:x2="4.906cm" svg:y2="5.485cm">
              <text:p/>
            </draw:line>
            <draw:line draw:style-name="gr1" draw:text-style-name="P1" draw:layer="layout" svg:x1="4.906cm" svg:y1="4.801cm" svg:x2="5.206cm" svg:y2="4.801cm">
              <text:p/>
            </draw:line>
            <draw:line draw:style-name="gr1" draw:text-style-name="P1" draw:layer="layout" svg:x1="4.906cm" svg:y1="4.104cm" svg:x2="4.906cm" svg:y2="3.419cm">
              <text:p/>
            </draw:line>
            <draw:line draw:style-name="gr1" draw:text-style-name="P1" draw:layer="layout" svg:x1="5.206cm" svg:y1="4.104cm" svg:x2="4.906cm" svg:y2="4.104cm">
              <text:p/>
            </draw:line>
            <draw:line draw:style-name="gr1" draw:text-style-name="P1" draw:layer="layout" svg:x1="4.906cm" svg:y1="3.419cm" svg:x2="5.206cm" svg:y2="3.419cm">
              <text:p/>
            </draw:line>
            <draw:line draw:style-name="gr1" draw:text-style-name="P1" draw:layer="layout" svg:x1="4.906cm" svg:y1="2.722cm" svg:x2="4.906cm" svg:y2="2.037cm">
              <text:p/>
            </draw:line>
            <draw:line draw:style-name="gr1" draw:text-style-name="P1" draw:layer="layout" svg:x1="5.206cm" svg:y1="2.722cm" svg:x2="4.906cm" svg:y2="2.722cm">
              <text:p/>
            </draw:line>
            <draw:line draw:style-name="gr1" draw:text-style-name="P1" draw:layer="layout" svg:x1="4.906cm" svg:y1="2.037cm" svg:x2="5.206cm" svg:y2="2.037cm">
              <text:p/>
            </draw:line>
            <draw:line draw:style-name="gr1" draw:text-style-name="P1" draw:layer="layout" svg:x1="4.906cm" svg:y1="1.34cm" svg:x2="4.906cm" svg:y2="1.04cm">
              <text:p/>
            </draw:line>
            <draw:line draw:style-name="gr1" draw:text-style-name="P1" draw:layer="layout" svg:x1="5.206cm" svg:y1="1.34cm" svg:x2="4.906cm" svg:y2="1.34cm">
              <text:p/>
            </draw:line>
            <draw:line draw:style-name="gr1" draw:text-style-name="P1" draw:layer="layout" svg:x1="5.206cm" svg:y1="8.946cm" svg:x2="5.206cm" svg:y2="8.249cm">
              <text:p/>
            </draw:line>
            <draw:line draw:style-name="gr1" draw:text-style-name="P1" draw:layer="layout" svg:x1="5.206cm" svg:y1="7.564cm" svg:x2="5.206cm" svg:y2="6.867cm">
              <text:p/>
            </draw:line>
            <draw:line draw:style-name="gr1" draw:text-style-name="P1" draw:layer="layout" svg:x1="5.206cm" svg:y1="6.182cm" svg:x2="5.206cm" svg:y2="5.485cm">
              <text:p/>
            </draw:line>
            <draw:line draw:style-name="gr1" draw:text-style-name="P1" draw:layer="layout" svg:x1="5.206cm" svg:y1="4.801cm" svg:x2="5.206cm" svg:y2="4.104cm">
              <text:p/>
            </draw:line>
            <draw:line draw:style-name="gr1" draw:text-style-name="P1" draw:layer="layout" svg:x1="5.206cm" svg:y1="3.419cm" svg:x2="5.206cm" svg:y2="2.722cm">
              <text:p/>
            </draw:line>
            <draw:line draw:style-name="gr1" draw:text-style-name="P1" draw:layer="layout" svg:x1="5.206cm" svg:y1="2.037cm" svg:x2="5.206cm" svg:y2="1.34cm">
              <text:p/>
            </draw:line>
          </draw:g>
          <draw:custom-shape draw:style-name="gr6" draw:text-style-name="P3" draw:layer="layout" svg:width="1.1cm" svg:height="1.6cm" svg:x="0.5cm" svg:y="4.34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6cm" svg:height="1.8cm" svg:x="2.9cm" svg:y="2.94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8cm" svg:height="1.2cm" svg:x="3.3cm" svg:y="6.24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1" draw:text-style-name="P1" draw:layer="layout" svg:x1="0.514cm" svg:y1="21.234cm" svg:x2="0.514cm" svg:y2="21.931cm">
              <text:p/>
            </draw:line>
            <draw:line draw:style-name="gr1" draw:text-style-name="P1" draw:layer="layout" svg:x1="0.514cm" svg:y1="21.931cm" svg:x2="0.814cm" svg:y2="21.931cm">
              <text:p/>
            </draw:line>
            <draw:line draw:style-name="gr1" draw:text-style-name="P1" draw:layer="layout" svg:x1="0.814cm" svg:y1="21.234cm" svg:x2="0.514cm" svg:y2="21.234cm">
              <text:p/>
            </draw:line>
            <draw:line draw:style-name="gr1" draw:text-style-name="P1" draw:layer="layout" svg:x1="0.514cm" svg:y1="19.852cm" svg:x2="0.514cm" svg:y2="20.549cm">
              <text:p/>
            </draw:line>
            <draw:line draw:style-name="gr1" draw:text-style-name="P1" draw:layer="layout" svg:x1="0.514cm" svg:y1="20.549cm" svg:x2="0.814cm" svg:y2="20.549cm">
              <text:p/>
            </draw:line>
            <draw:line draw:style-name="gr1" draw:text-style-name="P1" draw:layer="layout" svg:x1="0.814cm" svg:y1="19.852cm" svg:x2="0.514cm" svg:y2="19.852cm">
              <text:p/>
            </draw:line>
            <draw:line draw:style-name="gr1" draw:text-style-name="P1" draw:layer="layout" svg:x1="0.514cm" svg:y1="18.47cm" svg:x2="0.514cm" svg:y2="19.167cm">
              <text:p/>
            </draw:line>
            <draw:line draw:style-name="gr1" draw:text-style-name="P1" draw:layer="layout" svg:x1="0.514cm" svg:y1="19.167cm" svg:x2="0.814cm" svg:y2="19.167cm">
              <text:p/>
            </draw:line>
            <draw:line draw:style-name="gr1" draw:text-style-name="P1" draw:layer="layout" svg:x1="0.814cm" svg:y1="18.47cm" svg:x2="0.514cm" svg:y2="18.47cm">
              <text:p/>
            </draw:line>
            <draw:line draw:style-name="gr1" draw:text-style-name="P1" draw:layer="layout" svg:x1="0.514cm" svg:y1="17.089cm" svg:x2="0.514cm" svg:y2="17.786cm">
              <text:p/>
            </draw:line>
            <draw:line draw:style-name="gr1" draw:text-style-name="P1" draw:layer="layout" svg:x1="0.514cm" svg:y1="17.786cm" svg:x2="0.814cm" svg:y2="17.786cm">
              <text:p/>
            </draw:line>
            <draw:line draw:style-name="gr1" draw:text-style-name="P1" draw:layer="layout" svg:x1="0.814cm" svg:y1="17.089cm" svg:x2="0.514cm" svg:y2="17.089cm">
              <text:p/>
            </draw:line>
            <draw:line draw:style-name="gr1" draw:text-style-name="P1" draw:layer="layout" svg:x1="0.514cm" svg:y1="15.707cm" svg:x2="0.514cm" svg:y2="16.404cm">
              <text:p/>
            </draw:line>
            <draw:line draw:style-name="gr1" draw:text-style-name="P1" draw:layer="layout" svg:x1="0.514cm" svg:y1="16.404cm" svg:x2="0.814cm" svg:y2="16.404cm">
              <text:p/>
            </draw:line>
            <draw:line draw:style-name="gr1" draw:text-style-name="P1" draw:layer="layout" svg:x1="0.814cm" svg:y1="15.707cm" svg:x2="0.514cm" svg:y2="15.707cm">
              <text:p/>
            </draw:line>
            <draw:line draw:style-name="gr1" draw:text-style-name="P1" draw:layer="layout" svg:x1="0.514cm" svg:y1="14.325cm" svg:x2="0.514cm" svg:y2="15.022cm">
              <text:p/>
            </draw:line>
            <draw:line draw:style-name="gr1" draw:text-style-name="P1" draw:layer="layout" svg:x1="0.514cm" svg:y1="15.022cm" svg:x2="0.814cm" svg:y2="15.022cm">
              <text:p/>
            </draw:line>
            <draw:line draw:style-name="gr1" draw:text-style-name="P1" draw:layer="layout" svg:x1="0.814cm" svg:y1="14.325cm" svg:x2="0.514cm" svg:y2="14.325cm">
              <text:p/>
            </draw:line>
            <draw:line draw:style-name="gr1" draw:text-style-name="P1" draw:layer="layout" svg:x1="0.814cm" svg:y1="21.931cm" svg:x2="0.814cm" svg:y2="22.231cm">
              <text:p/>
            </draw:line>
            <draw:line draw:style-name="gr1" draw:text-style-name="P1" draw:layer="layout" svg:x1="0.814cm" svg:y1="22.231cm" svg:x2="1.406cm" svg:y2="22.231cm">
              <text:p/>
            </draw:line>
            <draw:line draw:style-name="gr1" draw:text-style-name="P1" draw:layer="layout" svg:x1="0.814cm" svg:y1="20.549cm" svg:x2="0.814cm" svg:y2="21.234cm">
              <text:p/>
            </draw:line>
            <draw:line draw:style-name="gr1" draw:text-style-name="P1" draw:layer="layout" svg:x1="0.814cm" svg:y1="19.167cm" svg:x2="0.814cm" svg:y2="19.852cm">
              <text:p/>
            </draw:line>
            <draw:line draw:style-name="gr1" draw:text-style-name="P1" draw:layer="layout" svg:x1="0.814cm" svg:y1="17.786cm" svg:x2="0.814cm" svg:y2="18.47cm">
              <text:p/>
            </draw:line>
            <draw:line draw:style-name="gr1" draw:text-style-name="P1" draw:layer="layout" svg:x1="0.814cm" svg:y1="16.404cm" svg:x2="0.814cm" svg:y2="17.089cm">
              <text:p/>
            </draw:line>
            <draw:line draw:style-name="gr1" draw:text-style-name="P1" draw:layer="layout" svg:x1="0.814cm" svg:y1="15.022cm" svg:x2="0.814cm" svg:y2="15.707cm">
              <text:p/>
            </draw:line>
            <draw:line draw:style-name="gr1" draw:text-style-name="P1" draw:layer="layout" svg:x1="0.814cm" svg:y1="14.025cm" svg:x2="0.814cm" svg:y2="14.325cm">
              <text:p/>
            </draw:line>
            <draw:line draw:style-name="gr1" draw:text-style-name="P1" draw:layer="layout" svg:x1="1.406cm" svg:y1="14.025cm" svg:x2="0.814cm" svg:y2="14.025cm">
              <text:p/>
            </draw:line>
            <draw:line draw:style-name="gr1" draw:text-style-name="P1" draw:layer="layout" svg:x1="1.406cm" svg:y1="22.231cm" svg:x2="1.406cm" svg:y2="21.931cm">
              <text:p/>
            </draw:line>
            <draw:line draw:style-name="gr1" draw:text-style-name="P1" draw:layer="layout" svg:x1="1.406cm" svg:y1="21.931cm" svg:x2="1.985cm" svg:y2="21.931cm">
              <text:p/>
            </draw:line>
            <draw:line draw:style-name="gr1" draw:text-style-name="P1" draw:layer="layout" svg:x1="1.406cm" svg:y1="14.325cm" svg:x2="1.406cm" svg:y2="14.025cm">
              <text:p/>
            </draw:line>
            <draw:line draw:style-name="gr1" draw:text-style-name="P1" draw:layer="layout" svg:x1="1.985cm" svg:y1="14.325cm" svg:x2="1.406cm" svg:y2="14.325cm">
              <text:p/>
            </draw:line>
            <draw:line draw:style-name="gr1" draw:text-style-name="P1" draw:layer="layout" svg:x1="1.985cm" svg:y1="21.931cm" svg:x2="1.985cm" svg:y2="22.231cm">
              <text:p/>
            </draw:line>
            <draw:line draw:style-name="gr1" draw:text-style-name="P1" draw:layer="layout" svg:x1="1.985cm" svg:y1="22.231cm" svg:x2="2.577cm" svg:y2="22.231cm">
              <text:p/>
            </draw:line>
            <draw:line draw:style-name="gr1" draw:text-style-name="P1" draw:layer="layout" svg:x1="1.985cm" svg:y1="14.025cm" svg:x2="1.985cm" svg:y2="14.325cm">
              <text:p/>
            </draw:line>
            <draw:line draw:style-name="gr1" draw:text-style-name="P1" draw:layer="layout" svg:x1="2.577cm" svg:y1="14.025cm" svg:x2="1.985cm" svg:y2="14.025cm">
              <text:p/>
            </draw:line>
            <draw:line draw:style-name="gr1" draw:text-style-name="P1" draw:layer="layout" svg:x1="2.577cm" svg:y1="22.231cm" svg:x2="2.577cm" svg:y2="21.931cm">
              <text:p/>
            </draw:line>
            <draw:line draw:style-name="gr1" draw:text-style-name="P1" draw:layer="layout" svg:x1="2.577cm" svg:y1="21.931cm" svg:x2="3.157cm" svg:y2="21.931cm">
              <text:p/>
            </draw:line>
            <draw:line draw:style-name="gr1" draw:text-style-name="P1" draw:layer="layout" svg:x1="2.577cm" svg:y1="14.325cm" svg:x2="2.577cm" svg:y2="14.025cm">
              <text:p/>
            </draw:line>
            <draw:line draw:style-name="gr1" draw:text-style-name="P1" draw:layer="layout" svg:x1="3.157cm" svg:y1="14.325cm" svg:x2="2.577cm" svg:y2="14.325cm">
              <text:p/>
            </draw:line>
            <draw:line draw:style-name="gr1" draw:text-style-name="P1" draw:layer="layout" svg:x1="3.157cm" svg:y1="21.931cm" svg:x2="3.157cm" svg:y2="22.231cm">
              <text:p/>
            </draw:line>
            <draw:line draw:style-name="gr1" draw:text-style-name="P1" draw:layer="layout" svg:x1="3.157cm" svg:y1="22.231cm" svg:x2="3.749cm" svg:y2="22.231cm">
              <text:p/>
            </draw:line>
            <draw:line draw:style-name="gr1" draw:text-style-name="P1" draw:layer="layout" svg:x1="3.157cm" svg:y1="14.025cm" svg:x2="3.157cm" svg:y2="14.325cm">
              <text:p/>
            </draw:line>
            <draw:line draw:style-name="gr1" draw:text-style-name="P1" draw:layer="layout" svg:x1="3.749cm" svg:y1="14.025cm" svg:x2="3.157cm" svg:y2="14.025cm">
              <text:p/>
            </draw:line>
            <draw:line draw:style-name="gr1" draw:text-style-name="P1" draw:layer="layout" svg:x1="3.749cm" svg:y1="22.231cm" svg:x2="3.749cm" svg:y2="21.931cm">
              <text:p/>
            </draw:line>
            <draw:line draw:style-name="gr1" draw:text-style-name="P1" draw:layer="layout" svg:x1="3.749cm" svg:y1="21.931cm" svg:x2="4.328cm" svg:y2="21.931cm">
              <text:p/>
            </draw:line>
            <draw:line draw:style-name="gr1" draw:text-style-name="P1" draw:layer="layout" svg:x1="3.749cm" svg:y1="14.325cm" svg:x2="3.749cm" svg:y2="14.025cm">
              <text:p/>
            </draw:line>
            <draw:line draw:style-name="gr1" draw:text-style-name="P1" draw:layer="layout" svg:x1="4.328cm" svg:y1="14.325cm" svg:x2="3.749cm" svg:y2="14.325cm">
              <text:p/>
            </draw:line>
            <draw:line draw:style-name="gr1" draw:text-style-name="P1" draw:layer="layout" svg:x1="4.328cm" svg:y1="21.931cm" svg:x2="4.328cm" svg:y2="22.231cm">
              <text:p/>
            </draw:line>
            <draw:line draw:style-name="gr1" draw:text-style-name="P1" draw:layer="layout" svg:x1="4.328cm" svg:y1="22.231cm" svg:x2="4.92cm" svg:y2="22.231cm">
              <text:p/>
            </draw:line>
            <draw:line draw:style-name="gr1" draw:text-style-name="P1" draw:layer="layout" svg:x1="4.328cm" svg:y1="14.025cm" svg:x2="4.328cm" svg:y2="14.325cm">
              <text:p/>
            </draw:line>
            <draw:line draw:style-name="gr1" draw:text-style-name="P1" draw:layer="layout" svg:x1="4.92cm" svg:y1="14.025cm" svg:x2="4.328cm" svg:y2="14.025cm">
              <text:p/>
            </draw:line>
            <draw:line draw:style-name="gr1" draw:text-style-name="P1" draw:layer="layout" svg:x1="4.92cm" svg:y1="22.231cm" svg:x2="4.92cm" svg:y2="21.931cm">
              <text:p/>
            </draw:line>
            <draw:line draw:style-name="gr1" draw:text-style-name="P1" draw:layer="layout" svg:x1="4.92cm" svg:y1="21.931cm" svg:x2="5.22cm" svg:y2="21.931cm">
              <text:p/>
            </draw:line>
            <draw:line draw:style-name="gr1" draw:text-style-name="P1" draw:layer="layout" svg:x1="4.92cm" svg:y1="21.234cm" svg:x2="4.92cm" svg:y2="20.549cm">
              <text:p/>
            </draw:line>
            <draw:line draw:style-name="gr1" draw:text-style-name="P1" draw:layer="layout" svg:x1="5.22cm" svg:y1="21.234cm" svg:x2="4.92cm" svg:y2="21.234cm">
              <text:p/>
            </draw:line>
            <draw:line draw:style-name="gr1" draw:text-style-name="P1" draw:layer="layout" svg:x1="4.92cm" svg:y1="20.549cm" svg:x2="5.22cm" svg:y2="20.549cm">
              <text:p/>
            </draw:line>
            <draw:line draw:style-name="gr1" draw:text-style-name="P1" draw:layer="layout" svg:x1="4.92cm" svg:y1="19.852cm" svg:x2="4.92cm" svg:y2="19.167cm">
              <text:p/>
            </draw:line>
            <draw:line draw:style-name="gr1" draw:text-style-name="P1" draw:layer="layout" svg:x1="5.22cm" svg:y1="19.852cm" svg:x2="4.92cm" svg:y2="19.852cm">
              <text:p/>
            </draw:line>
            <draw:line draw:style-name="gr1" draw:text-style-name="P1" draw:layer="layout" svg:x1="4.92cm" svg:y1="19.167cm" svg:x2="5.22cm" svg:y2="19.167cm">
              <text:p/>
            </draw:line>
            <draw:line draw:style-name="gr1" draw:text-style-name="P1" draw:layer="layout" svg:x1="4.92cm" svg:y1="18.47cm" svg:x2="4.92cm" svg:y2="17.786cm">
              <text:p/>
            </draw:line>
            <draw:line draw:style-name="gr1" draw:text-style-name="P1" draw:layer="layout" svg:x1="5.22cm" svg:y1="18.47cm" svg:x2="4.92cm" svg:y2="18.47cm">
              <text:p/>
            </draw:line>
            <draw:line draw:style-name="gr1" draw:text-style-name="P1" draw:layer="layout" svg:x1="4.92cm" svg:y1="17.786cm" svg:x2="5.22cm" svg:y2="17.786cm">
              <text:p/>
            </draw:line>
            <draw:line draw:style-name="gr1" draw:text-style-name="P1" draw:layer="layout" svg:x1="4.92cm" svg:y1="17.089cm" svg:x2="4.92cm" svg:y2="16.404cm">
              <text:p/>
            </draw:line>
            <draw:line draw:style-name="gr1" draw:text-style-name="P1" draw:layer="layout" svg:x1="5.22cm" svg:y1="17.089cm" svg:x2="4.92cm" svg:y2="17.089cm">
              <text:p/>
            </draw:line>
            <draw:line draw:style-name="gr1" draw:text-style-name="P1" draw:layer="layout" svg:x1="4.92cm" svg:y1="16.404cm" svg:x2="5.22cm" svg:y2="16.404cm">
              <text:p/>
            </draw:line>
            <draw:line draw:style-name="gr1" draw:text-style-name="P1" draw:layer="layout" svg:x1="4.92cm" svg:y1="15.707cm" svg:x2="4.92cm" svg:y2="15.022cm">
              <text:p/>
            </draw:line>
            <draw:line draw:style-name="gr1" draw:text-style-name="P1" draw:layer="layout" svg:x1="5.22cm" svg:y1="15.707cm" svg:x2="4.92cm" svg:y2="15.707cm">
              <text:p/>
            </draw:line>
            <draw:line draw:style-name="gr1" draw:text-style-name="P1" draw:layer="layout" svg:x1="4.92cm" svg:y1="15.022cm" svg:x2="5.22cm" svg:y2="15.022cm">
              <text:p/>
            </draw:line>
            <draw:line draw:style-name="gr1" draw:text-style-name="P1" draw:layer="layout" svg:x1="4.92cm" svg:y1="14.325cm" svg:x2="4.92cm" svg:y2="14.025cm">
              <text:p/>
            </draw:line>
            <draw:line draw:style-name="gr1" draw:text-style-name="P1" draw:layer="layout" svg:x1="5.22cm" svg:y1="14.325cm" svg:x2="4.92cm" svg:y2="14.325cm">
              <text:p/>
            </draw:line>
            <draw:line draw:style-name="gr1" draw:text-style-name="P1" draw:layer="layout" svg:x1="5.22cm" svg:y1="21.931cm" svg:x2="5.22cm" svg:y2="21.234cm">
              <text:p/>
            </draw:line>
            <draw:line draw:style-name="gr1" draw:text-style-name="P1" draw:layer="layout" svg:x1="5.22cm" svg:y1="20.549cm" svg:x2="5.22cm" svg:y2="19.852cm">
              <text:p/>
            </draw:line>
            <draw:line draw:style-name="gr1" draw:text-style-name="P1" draw:layer="layout" svg:x1="5.22cm" svg:y1="19.167cm" svg:x2="5.22cm" svg:y2="18.47cm">
              <text:p/>
            </draw:line>
            <draw:line draw:style-name="gr1" draw:text-style-name="P1" draw:layer="layout" svg:x1="5.22cm" svg:y1="17.786cm" svg:x2="5.22cm" svg:y2="17.089cm">
              <text:p/>
            </draw:line>
            <draw:line draw:style-name="gr1" draw:text-style-name="P1" draw:layer="layout" svg:x1="5.22cm" svg:y1="16.404cm" svg:x2="5.22cm" svg:y2="15.707cm">
              <text:p/>
            </draw:line>
            <draw:line draw:style-name="gr1" draw:text-style-name="P1" draw:layer="layout" svg:x1="5.22cm" svg:y1="15.022cm" svg:x2="5.22cm" svg:y2="14.325cm">
              <text:p/>
            </draw:line>
          </draw:g>
          <draw:custom-shape draw:style-name="gr8" draw:text-style-name="P3" draw:layer="layout" svg:width="0.8cm" svg:height="1.2cm" svg:x="3.3cm" svg:y="15.954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0.8cm" svg:height="0.8cm" svg:x="19.0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6cm" svg:height="0.5cm" svg:x="9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6cm" svg:height="0.5cm" svg:x="9.8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6cm" svg:height="0.5cm" svg:x="9.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6cm" svg:height="0.5cm" svg:x="9.8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1.2cm" svg:height="0.5cm" svg:x="7.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1.9cm" svg:height="0.5cm" svg:x="6.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1.9cm" svg:height="0.5cm" svg:x="6.9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1.9cm" svg:height="0.5cm" svg:x="6.9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1.9cm" svg:height="0.5cm" svg:x="6.9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1.9cm" svg:height="0.5cm" svg:x="6.9cm" svg:y="2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1.9cm" svg:height="0.5cm" svg:x="6.9cm" svg:y="2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1.2cm" svg:height="0.5cm" svg:x="7.1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20T18:37:26.171486272</dc:date>
    <dc:creator>Didier DONSEZ</dc:creator>
    <meta:editing-duration>PT17M46S</meta:editing-duration>
    <meta:editing-cycles>5</meta:editing-cycles>
    <meta:generator>LibreOffice/5.4.7.2$MacOSX_X86_64 LibreOffice_project/c838ef25c16710f8838b1faec480ebba495259d0</meta:generator>
    <meta:document-statistic meta:object-count="645"/>
  </office:meta>
</office:document-meta>
</file>